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OpenSymbol2" svg:font-family="OpenSymbol, 'Arial Unicode MS'"/>
    <style:font-face style:name="F" svg:font-family="" style:font-family-generic="roman"/>
    <style:font-face style:name="Times New Roman2" svg:font-family="'Times New Roman'" style:font-family-generic="roman"/>
    <style:font-face style:name="Times New Roman1" svg:font-family="'Times New Roman', 'Times New Roman'" style:font-family-generic="roman"/>
    <style:font-face style:name="TT2EC3o001" svg:font-family="TT2EC3o00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SimSun2" svg:font-family="SimSu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SimSun1" svg:font-family="SimSun" style:font-family-generic="swiss" style:font-pitch="variable"/>
    <style:font-face style:name="TT2EC3o00" svg:font-family="TT2EC3o00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6" style:family="table" style:master-page-name="Standard">
      <style:table-properties style:width="9.252cm" style:page-number="auto" table:align="margins" style:writing-mode="lr-tb"/>
    </style:style>
    <style:style style:name="Tabela6.A" style:family="table-column">
      <style:table-column-properties style:column-width="2.487cm" style:rel-column-width="17617*"/>
    </style:style>
    <style:style style:name="Tabela6.B" style:family="table-column">
      <style:table-column-properties style:column-width="6.765cm" style:rel-column-width="47918*"/>
    </style:style>
    <style:style style:name="Tabela6.1" style:family="table-row">
      <style:table-row-properties style:min-row-height="1.905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style:vertical-align="middle"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09fc00f" officeooo:paragraph-rsid="00d2e4e7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0d0baee" officeooo:paragraph-rsid="00d0baee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0f4ba0c" officeooo:paragraph-rsid="00f4ba0c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0f4c1fb" officeooo:paragraph-rsid="00f4c1fb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50%"/>
      <style:text-properties fo:color="#000000" fo:font-style="normal" officeooo:paragraph-rsid="00f73f49" style:font-style-asian="normal" style:font-style-complex="normal"/>
    </style:style>
    <style:style style:name="P6" style:family="paragraph" style:parent-style-name="Text_20_body">
      <style:paragraph-properties fo:margin-top="0cm" fo:margin-bottom="0cm" loext:contextual-spacing="false" fo:line-height="150%"/>
    </style:style>
    <style:style style:name="P7" style:family="paragraph" style:parent-style-name="Text_20_body">
      <style:paragraph-properties fo:margin-top="0cm" fo:margin-bottom="0cm" loext:contextual-spacing="false" fo:line-height="150%"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 fo:line-height="150%"/>
      <style:text-properties officeooo:paragraph-rsid="00e4e2d7"/>
    </style:style>
    <style:style style:name="P9" style:family="paragraph" style:parent-style-name="Text_20_body">
      <style:paragraph-properties fo:margin-top="0cm" fo:margin-bottom="0cm" loext:contextual-spacing="false" fo:line-height="150%"/>
      <style:text-properties fo:font-style="normal" officeooo:paragraph-rsid="00f73f49" style:font-style-asian="normal" style:font-style-complex="normal"/>
    </style:style>
    <style:style style:name="P10" style:family="paragraph" style:parent-style-name="Text_20_body">
      <style:paragraph-properties fo:margin-top="0cm" fo:margin-bottom="0cm" loext:contextual-spacing="false" fo:line-height="150%"/>
      <style:text-properties fo:font-style="normal" fo:font-weight="normal" officeooo:rsid="00cba57b" officeooo:paragraph-rsid="00f1d13e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50%"/>
      <style:text-properties fo:font-style="normal" fo:font-weight="normal" officeooo:rsid="00cba57b" officeooo:paragraph-rsid="00f32d61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50%"/>
      <style:text-properties officeooo:paragraph-rsid="01000704"/>
    </style:style>
    <style:style style:name="P14" style:family="paragraph" style:parent-style-name="Text_20_body">
      <style:paragraph-properties fo:margin-top="0cm" fo:margin-bottom="0cm" loext:contextual-spacing="false" fo:line-height="150%"/>
      <style:text-properties officeooo:paragraph-rsid="0101c74b"/>
    </style:style>
    <style:style style:name="P15" style:family="paragraph" style:parent-style-name="Text_20_body">
      <style:paragraph-properties fo:margin-top="0cm" fo:margin-bottom="0cm" loext:contextual-spacing="false" fo:line-height="150%"/>
      <style:text-properties officeooo:paragraph-rsid="010527db"/>
    </style:style>
    <style:style style:name="P16" style:family="paragraph" style:parent-style-name="Text_20_body">
      <style:paragraph-properties fo:margin-top="0cm" fo:margin-bottom="0cm" loext:contextual-spacing="false" fo:line-height="150%"/>
      <style:text-properties officeooo:paragraph-rsid="0106f4c9"/>
    </style:style>
    <style:style style:name="P17" style:family="paragraph" style:parent-style-name="Text_20_body">
      <style:paragraph-properties fo:margin-top="0cm" fo:margin-bottom="0cm" loext:contextual-spacing="false" fo:line-height="150%"/>
      <style:text-properties officeooo:paragraph-rsid="01087405"/>
    </style:style>
    <style:style style:name="P18" style:family="paragraph" style:parent-style-name="Text_20_body">
      <style:paragraph-properties fo:margin-top="0cm" fo:margin-bottom="0cm" loext:contextual-spacing="false" fo:line-height="150%"/>
      <style:text-properties officeooo:paragraph-rsid="010afef5"/>
    </style:style>
    <style:style style:name="P19" style:family="paragraph" style:parent-style-name="Text_20_body">
      <style:paragraph-properties fo:margin-top="0cm" fo:margin-bottom="0cm" loext:contextual-spacing="false" fo:line-height="150%"/>
      <style:text-properties fo:font-style="normal" officeooo:rsid="00f32d61" officeooo:paragraph-rsid="010527db" style:font-style-asian="normal" style:font-style-complex="normal"/>
    </style:style>
    <style:style style:name="P20" style:family="paragraph" style:parent-style-name="Text_20_body">
      <style:paragraph-properties fo:margin-top="0cm" fo:margin-bottom="0cm" loext:contextual-spacing="false" fo:line-height="150%"/>
      <style:text-properties fo:font-style="normal" officeooo:rsid="0102fc25" officeooo:paragraph-rsid="0102fc25" style:font-style-asian="normal" style:font-style-complex="normal"/>
    </style:style>
    <style:style style:name="P21" style:family="paragraph" style:parent-style-name="Text_20_body">
      <style:paragraph-properties fo:margin-top="0cm" fo:margin-bottom="0cm" loext:contextual-spacing="false" fo:line-height="150%"/>
      <style:text-properties officeooo:rsid="00fdebc9" officeooo:paragraph-rsid="00fdebc9"/>
    </style:style>
    <style:style style:name="P22" style:family="paragraph" style:parent-style-name="Text_20_body">
      <style:paragraph-properties fo:margin-top="0cm" fo:margin-bottom="0cm" loext:contextual-spacing="false" fo:line-height="150%"/>
      <style:text-properties officeooo:rsid="00e4e2d7" officeooo:paragraph-rsid="00e4e2d7"/>
    </style:style>
    <style:style style:name="P23" style:family="paragraph" style:parent-style-name="Text_20_body">
      <style:paragraph-properties fo:margin-top="0cm" fo:margin-bottom="0cm" loext:contextual-spacing="false" fo:line-height="150%"/>
      <style:text-properties fo:color="#ff3333" officeooo:rsid="00fdebc9" officeooo:paragraph-rsid="00fdebc9"/>
    </style:style>
    <style:style style:name="P24" style:family="paragraph" style:parent-style-name="Text_20_body">
      <style:paragraph-properties fo:margin-top="0cm" fo:margin-bottom="0cm" loext:contextual-spacing="false" fo:line-height="150%"/>
      <style:text-properties fo:color="#ff3333" officeooo:rsid="00fecb31" officeooo:paragraph-rsid="00fecb31"/>
    </style:style>
    <style:style style:name="P25" style:family="paragraph" style:parent-style-name="Text_20_body">
      <style:paragraph-properties fo:margin-top="0cm" fo:margin-bottom="0cm" loext:contextual-spacing="false" fo:line-height="150%"/>
      <style:text-properties fo:color="#ff3333" officeooo:rsid="01000704" officeooo:paragraph-rsid="010afef5"/>
    </style:style>
    <style:style style:name="P26" style:family="paragraph" style:parent-style-name="Text_20_body">
      <style:paragraph-properties fo:margin-top="0cm" fo:margin-bottom="0cm" loext:contextual-spacing="false" fo:line-height="150%"/>
      <style:text-properties fo:color="#ff3333" officeooo:rsid="01015f84" officeooo:paragraph-rsid="01015f84"/>
    </style:style>
    <style:style style:name="P27" style:family="paragraph" style:parent-style-name="Text_20_body">
      <style:paragraph-properties fo:margin-top="0cm" fo:margin-bottom="0cm" loext:contextual-spacing="false" fo:line-height="150%"/>
      <style:text-properties fo:color="#ff3333" officeooo:rsid="0101c74b" officeooo:paragraph-rsid="0101c74b"/>
    </style:style>
    <style:style style:name="P28" style:family="paragraph" style:parent-style-name="Text_20_body">
      <style:paragraph-properties fo:margin-top="0cm" fo:margin-bottom="0cm" loext:contextual-spacing="false" fo:line-height="150%"/>
      <style:text-properties fo:color="#ff3333" officeooo:rsid="0102d8dd" officeooo:paragraph-rsid="0102d8dd"/>
    </style:style>
    <style:style style:name="P29" style:family="paragraph" style:parent-style-name="Text_20_body">
      <style:paragraph-properties fo:margin-top="0cm" fo:margin-bottom="0cm" loext:contextual-spacing="false" fo:line-height="150%"/>
      <style:text-properties fo:color="#ff3333" officeooo:rsid="0102d8dd" officeooo:paragraph-rsid="0109c61d"/>
    </style:style>
    <style:style style:name="P30" style:family="paragraph" style:parent-style-name="Text_20_body">
      <style:paragraph-properties fo:margin-top="0cm" fo:margin-bottom="0cm" loext:contextual-spacing="false" fo:line-height="150%"/>
      <style:text-properties fo:color="#ff3333" fo:font-style="normal" officeooo:rsid="0102fc25" officeooo:paragraph-rsid="0102fc25" style:font-style-asian="normal" style:font-style-complex="normal"/>
    </style:style>
    <style:style style:name="P31" style:family="paragraph" style:parent-style-name="Text_20_body">
      <style:paragraph-properties fo:margin-top="0cm" fo:margin-bottom="0cm" loext:contextual-spacing="false" fo:line-height="150%"/>
      <style:text-properties fo:color="#ff3333" fo:font-style="normal" officeooo:paragraph-rsid="00f73f49" style:font-style-asian="normal" style:font-style-complex="normal"/>
    </style:style>
    <style:style style:name="P32" style:family="paragraph" style:parent-style-name="Text_20_body">
      <style:paragraph-properties fo:margin-top="0cm" fo:margin-bottom="0cm" loext:contextual-spacing="false" fo:line-height="150%"/>
      <style:text-properties fo:color="#ff3333" style:font-name="Arial" fo:font-size="10pt" fo:font-style="normal" officeooo:rsid="01040d1e" officeooo:paragraph-rsid="01040d1e" fo:background-color="transparent" style:font-name-asian="TT2EC3o001" style:font-size-asian="10pt" style:font-style-asian="normal" style:font-name-complex="TT2EC3o001" style:font-size-complex="10pt" style:font-style-complex="normal"/>
    </style:style>
    <style:style style:name="P33" style:family="paragraph" style:parent-style-name="Text_20_body">
      <style:paragraph-properties fo:margin-top="0cm" fo:margin-bottom="0cm" loext:contextual-spacing="false" fo:line-height="150%"/>
      <style:text-properties fo:color="#ff3333" style:font-name="Arial" fo:font-size="10pt" fo:font-style="normal" officeooo:rsid="0109c61d" officeooo:paragraph-rsid="0109c61d" fo:background-color="transparent" style:font-name-asian="TT2EC3o001" style:font-size-asian="10pt" style:font-style-asian="normal" style:font-name-complex="TT2EC3o001" style:font-size-complex="10pt" style:font-style-complex="normal"/>
    </style:style>
    <style:style style:name="P34" style:family="paragraph" style:parent-style-name="Text_20_body">
      <style:paragraph-properties fo:margin-top="0cm" fo:margin-bottom="0cm" loext:contextual-spacing="false" fo:line-height="150%"/>
      <style:text-properties fo:color="#ff3333" officeooo:paragraph-rsid="0106f4c9"/>
    </style:style>
    <style:style style:name="P35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fo:color="#ff3333" style:font-name="Arial" fo:font-size="10pt" fo:font-style="normal" fo:font-weight="normal" officeooo:rsid="0108e4c7" officeooo:paragraph-rsid="0108e4c7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36" style:family="paragraph" style:parent-style-name="Text_20_body">
      <style:paragraph-properties fo:margin-top="0cm" fo:margin-bottom="0cm" loext:contextual-spacing="false" fo:line-height="150%"/>
      <style:text-properties fo:color="#ff3333" style:font-name="Arial" fo:font-size="10pt" fo:font-style="normal" fo:font-weight="normal" officeooo:rsid="0106f4c9" officeooo:paragraph-rsid="0106f4c9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37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fo:color="#ff3333" style:font-name="Courier New" fo:font-size="10pt" fo:font-style="normal" fo:font-weight="normal" officeooo:rsid="0108e4c7" officeooo:paragraph-rsid="0108e4c7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38" style:family="paragraph" style:parent-style-name="Text_20_body">
      <style:paragraph-properties fo:margin-top="0cm" fo:margin-bottom="0cm" loext:contextual-spacing="false" fo:line-height="150%"/>
      <style:text-properties officeooo:rsid="00fecb31" officeooo:paragraph-rsid="00fecb31"/>
    </style:style>
    <style:style style:name="P39" style:family="paragraph" style:parent-style-name="Text_20_body">
      <style:paragraph-properties fo:margin-top="0cm" fo:margin-bottom="0cm" loext:contextual-spacing="false" fo:line-height="150%"/>
      <style:text-properties fo:color="#000000" officeooo:rsid="01000704" officeooo:paragraph-rsid="010afef5"/>
    </style:style>
    <style:style style:name="P40" style:family="paragraph" style:parent-style-name="Text_20_body">
      <style:paragraph-properties fo:margin-top="0cm" fo:margin-bottom="0cm" loext:contextual-spacing="false" fo:line-height="150%"/>
      <style:text-properties fo:color="#000000" officeooo:rsid="01000704" officeooo:paragraph-rsid="010b64f2"/>
    </style:style>
    <style:style style:name="P41" style:family="paragraph" style:parent-style-name="Text_20_body">
      <style:paragraph-properties fo:margin-top="0cm" fo:margin-bottom="0cm" loext:contextual-spacing="false" fo:line-height="150%"/>
      <style:text-properties fo:color="#000000" officeooo:rsid="01015f84" officeooo:paragraph-rsid="01015f84"/>
    </style:style>
    <style:style style:name="P42" style:family="paragraph" style:parent-style-name="Text_20_body">
      <style:paragraph-properties fo:margin-top="0cm" fo:margin-bottom="0cm" loext:contextual-spacing="false" fo:line-height="150%"/>
      <style:text-properties fo:color="#000000" officeooo:rsid="01015f84" officeooo:paragraph-rsid="010a425a"/>
    </style:style>
    <style:style style:name="P43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0f4c1fb" officeooo:paragraph-rsid="010cf61b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44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106f4c9" officeooo:paragraph-rsid="0106f4c9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45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106f4c9" officeooo:paragraph-rsid="010cf61b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46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officeooo:rsid="00d0baee" officeooo:paragraph-rsid="0109c61d" fo:background-color="transparent" style:font-name-asian="TT2EC3o001" style:font-size-asian="10pt" style:font-style-asian="normal" style:font-name-complex="TT2EC3o001" style:font-size-complex="10pt" style:font-style-complex="normal"/>
    </style:style>
    <style:style style:name="P47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officeooo:rsid="0109c61d" officeooo:paragraph-rsid="0109c61d" fo:background-color="transparent" style:font-name-asian="TT2EC3o001" style:font-size-asian="10pt" style:font-style-asian="normal" style:font-name-complex="TT2EC3o001" style:font-size-complex="10pt" style:font-style-complex="normal"/>
    </style:style>
    <style:style style:name="P48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officeooo:rsid="00f73f49" officeooo:paragraph-rsid="00f73f49" fo:background-color="transparent" style:font-name-asian="TT2EC3o001" style:font-size-asian="10pt" style:font-style-asian="normal" style:font-name-complex="TT2EC3o001" style:font-size-complex="10pt" style:font-style-complex="normal"/>
    </style:style>
    <style:style style:name="P49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officeooo:rsid="010fa03c" officeooo:paragraph-rsid="010fa03c" fo:background-color="transparent" style:font-name-asian="TT2EC3o001" style:font-size-asian="10pt" style:font-style-asian="normal" style:font-name-complex="TT2EC3o001" style:font-size-complex="10pt" style:font-style-complex="normal"/>
    </style:style>
    <style:style style:name="P50" style:family="paragraph" style:parent-style-name="Text_20_body" style:list-style-name="L17">
      <style:paragraph-properties fo:margin-top="0cm" fo:margin-bottom="0cm" loext:contextual-spacing="false" fo:line-height="150%"/>
      <style:text-properties fo:color="#000000" style:font-name="Arial" fo:font-size="10pt" fo:font-style="normal" officeooo:rsid="010fa03c" officeooo:paragraph-rsid="010fa03c" fo:background-color="transparent" style:font-name-asian="TT2EC3o001" style:font-size-asian="10pt" style:font-style-asian="normal" style:font-name-complex="TT2EC3o001" style:font-size-complex="10pt" style:font-style-complex="normal"/>
    </style:style>
    <style:style style:name="P51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fo:color="#000000" style:font-name="Arial" fo:font-size="10pt" fo:font-style="normal" fo:font-weight="normal" officeooo:rsid="0108e4c7" officeooo:paragraph-rsid="0108e4c7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52" style:family="paragraph" style:parent-style-name="Text_20_body">
      <style:paragraph-properties fo:margin-top="0cm" fo:margin-bottom="0cm" loext:contextual-spacing="false" fo:line-height="150%"/>
      <style:text-properties fo:color="#000000" style:font-name="Arial" fo:font-size="10pt" fo:font-style="normal" fo:font-weight="normal" officeooo:rsid="0106f4c9" officeooo:paragraph-rsid="0106f4c9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53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fo:color="#000000" style:font-name="Courier New" fo:font-size="10pt" fo:font-style="normal" fo:font-weight="normal" officeooo:rsid="0108e4c7" officeooo:paragraph-rsid="0108e4c7" fo:background-color="transparent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P54" style:family="paragraph" style:parent-style-name="Text_20_body">
      <style:paragraph-properties fo:margin-top="0cm" fo:margin-bottom="0cm" loext:contextual-spacing="false" fo:line-height="150%"/>
      <style:text-properties officeooo:rsid="0101c74b" officeooo:paragraph-rsid="0101c74b"/>
    </style:style>
    <style:style style:name="P55" style:family="paragraph" style:parent-style-name="Text_20_body">
      <style:paragraph-properties fo:margin-top="0cm" fo:margin-bottom="0cm" loext:contextual-spacing="false" fo:line-height="150%"/>
      <style:text-properties officeooo:rsid="00efc5a9" officeooo:paragraph-rsid="010527db"/>
    </style:style>
    <style:style style:name="P56" style:family="paragraph" style:parent-style-name="Text_20_body">
      <style:paragraph-properties fo:margin-top="0cm" fo:margin-bottom="0cm" loext:contextual-spacing="false" fo:line-height="150%"/>
      <style:text-properties officeooo:rsid="0102d8dd" officeooo:paragraph-rsid="0102d8dd"/>
    </style:style>
    <style:style style:name="P57" style:family="paragraph" style:parent-style-name="Text_20_body">
      <style:paragraph-properties fo:margin-top="0cm" fo:margin-bottom="0cm" loext:contextual-spacing="false" fo:line-height="150%"/>
      <style:text-properties officeooo:rsid="0102d8dd" officeooo:paragraph-rsid="0109c61d"/>
    </style:style>
    <style:style style:name="P58" style:family="paragraph" style:parent-style-name="Text_20_body">
      <style:paragraph-properties fo:margin-top="0cm" fo:margin-bottom="0cm" loext:contextual-spacing="false" fo:line-height="150%"/>
      <style:text-properties officeooo:rsid="00f1d13e" officeooo:paragraph-rsid="010527db"/>
    </style:style>
    <style:style style:name="P59" style:family="paragraph" style:parent-style-name="Text_20_body">
      <style:paragraph-properties fo:margin-top="0cm" fo:margin-bottom="0cm" loext:contextual-spacing="false" fo:line-height="150%"/>
      <style:text-properties style:font-name="Arial" fo:font-size="10pt" fo:font-style="normal" officeooo:rsid="00f32d61" officeooo:paragraph-rsid="010527db" fo:background-color="transparent" style:font-name-asian="TT2EC3o001" style:font-size-asian="10pt" style:font-style-asian="normal" style:font-name-complex="TT2EC3o001" style:font-size-complex="10pt" style:font-style-complex="normal"/>
    </style:style>
    <style:style style:name="P60" style:family="paragraph" style:parent-style-name="Text_20_body">
      <style:paragraph-properties fo:margin-top="0cm" fo:margin-bottom="0cm" loext:contextual-spacing="false" fo:line-height="150%"/>
      <style:text-properties style:font-name="Arial" fo:font-size="10pt" fo:font-style="normal" officeooo:rsid="01040d1e" officeooo:paragraph-rsid="01040d1e" fo:background-color="transparent" style:font-name-asian="TT2EC3o001" style:font-size-asian="10pt" style:font-style-asian="normal" style:font-name-complex="TT2EC3o001" style:font-size-complex="10pt" style:font-style-complex="normal"/>
    </style:style>
    <style:style style:name="P61" style:family="paragraph" style:parent-style-name="Text_20_body">
      <style:paragraph-properties fo:margin-top="0cm" fo:margin-bottom="0cm" loext:contextual-spacing="false" fo:line-height="150%"/>
      <style:text-properties style:font-name="Courier New" fo:font-size="10pt" fo:font-style="normal" officeooo:rsid="01040d1e" officeooo:paragraph-rsid="01040d1e" fo:background-color="transparent" style:font-name-asian="TT2EC3o001" style:font-size-asian="10pt" style:font-style-asian="normal" style:font-name-complex="TT2EC3o001" style:font-size-complex="10pt" style:font-style-complex="normal"/>
    </style:style>
    <style:style style:name="P62" style:family="paragraph" style:parent-style-name="Text_20_body" style:list-style-name="L15">
      <style:paragraph-properties fo:margin-top="0cm" fo:margin-bottom="0cm" loext:contextual-spacing="false" fo:line-height="150%"/>
      <style:text-properties officeooo:rsid="01099c07" officeooo:paragraph-rsid="01099c07"/>
    </style:style>
    <style:style style:name="P63" style:family="paragraph" style:parent-style-name="Text_20_body">
      <style:paragraph-properties fo:margin-top="0cm" fo:margin-bottom="0cm" loext:contextual-spacing="false" fo:line-height="150%"/>
      <style:text-properties officeooo:rsid="0109c61d" officeooo:paragraph-rsid="0109c61d"/>
    </style:style>
    <style:style style:name="P64" style:family="paragraph" style:parent-style-name="Text_20_body" style:list-style-name="L15">
      <style:paragraph-properties fo:margin-top="0cm" fo:margin-bottom="0cm" loext:contextual-spacing="false" fo:line-height="150%"/>
      <style:text-properties officeooo:rsid="0109c61d" officeooo:paragraph-rsid="0109c61d"/>
    </style:style>
    <style:style style:name="P65" style:family="paragraph" style:parent-style-name="Text_20_body">
      <style:paragraph-properties fo:margin-top="0cm" fo:margin-bottom="0cm" loext:contextual-spacing="false" fo:line-height="150%"/>
      <style:text-properties officeooo:rsid="010afef5" officeooo:paragraph-rsid="010afef5"/>
    </style:style>
    <style:style style:name="P66" style:family="paragraph" style:parent-style-name="Text_20_body" style:list-style-name="L16">
      <style:paragraph-properties fo:margin-top="0cm" fo:margin-bottom="0cm" loext:contextual-spacing="false" fo:line-height="150%"/>
      <style:text-properties officeooo:rsid="010afef5" officeooo:paragraph-rsid="010afef5"/>
    </style:style>
    <style:style style:name="P67" style:family="paragraph">
      <style:paragraph-properties fo:margin-top="0cm" fo:margin-bottom="0cm" fo:line-height="150%"/>
      <style:text-properties style:font-name="F" fo:font-size="12pt"/>
    </style:style>
    <style:style style:name="P68" style:family="paragraph">
      <style:paragraph-properties fo:margin-top="0cm" fo:margin-bottom="0cm" fo:line-height="150%"/>
      <style:text-properties fo:color="#000000" style:font-name="F" fo:font-size="12pt"/>
    </style:style>
    <style:style style:name="P69" style:family="paragraph">
      <style:paragraph-properties fo:margin-top="0cm" fo:margin-bottom="0cm" fo:line-height="150%"/>
      <style:text-properties fo:color="#000000" style:font-name="F" fo:font-size="12pt" style:font-name-asian="TT2EC3o001" style:font-size-asian="10pt"/>
    </style:style>
    <style:style style:name="P70" style:family="paragraph">
      <loext:graphic-properties draw:fill="solid" draw:fill-color="#fefef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gradient" draw:fill-color="#729fcf" draw:fill-gradient-name="Gradient_5f_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3e3e3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5f5f5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dcdcd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676767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102fc25" style:font-style-asian="italic" style:font-weight-asian="normal" style:font-style-complex="italic" style:font-weight-complex="normal"/>
    </style:style>
    <style:style style:name="T3" style:family="text">
      <style:text-properties officeooo:rsid="001f97ab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102d8dd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10527d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109c61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10a425a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10afef5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10b64f2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e4e2d7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d427ea" fo:background-color="transparent" loext:char-shading-value="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9fc00f" style:font-weight-asian="normal" style:font-weight-complex="normal"/>
    </style:style>
    <style:style style:name="T16" style:family="text">
      <style:text-properties fo:font-weight="normal" officeooo:rsid="00de33ae" style:font-weight-asian="normal" style:font-weight-complex="normal"/>
    </style:style>
    <style:style style:name="T17" style:family="text">
      <style:text-properties fo:font-weight="normal" officeooo:rsid="00f1d13e" style:font-weight-asian="normal" style:font-weight-complex="normal"/>
    </style:style>
    <style:style style:name="T18" style:family="text">
      <style:text-properties fo:font-weight="normal" officeooo:rsid="00f73f49" style:font-weight-asian="normal" style:font-weight-complex="normal"/>
    </style:style>
    <style:style style:name="T19" style:family="text">
      <style:text-properties fo:font-weight="normal" officeooo:rsid="0101c74b" style:font-weight-asian="normal" style:font-weight-complex="normal"/>
    </style:style>
    <style:style style:name="T20" style:family="text">
      <style:text-properties fo:font-weight="normal" officeooo:rsid="0102d8dd" style:font-weight-asian="normal" style:font-weight-complex="normal"/>
    </style:style>
    <style:style style:name="T21" style:family="text">
      <style:text-properties fo:font-weight="normal" officeooo:rsid="0102fc25" style:font-weight-asian="normal" style:font-weight-complex="normal"/>
    </style:style>
    <style:style style:name="T22" style:family="text">
      <style:text-properties fo:font-weight="normal" officeooo:rsid="01040d1e" style:font-weight-asian="normal" style:font-weight-complex="normal"/>
    </style:style>
    <style:style style:name="T23" style:family="text">
      <style:text-properties fo:font-weight="normal" officeooo:rsid="010527db" style:font-weight-asian="normal" style:font-weight-complex="normal"/>
    </style:style>
    <style:style style:name="T24" style:family="text">
      <style:text-properties fo:font-weight="normal" officeooo:rsid="0109c61d" style:font-weight-asian="normal" style:font-weight-complex="normal"/>
    </style:style>
    <style:style style:name="T25" style:family="text">
      <style:text-properties fo:font-weight="normal" officeooo:rsid="010b64f2" style:font-weight-asian="normal" style:font-weight-complex="normal"/>
    </style:style>
    <style:style style:name="T26" style:family="text">
      <style:text-properties style:font-name="Arial" fo:font-size="10pt" fo:language="pt" fo:country="PT" fo:font-weight="normal" officeooo:rsid="00f73f49" fo:background-color="transparent" loext:char-shading-value="0" style:font-name-asian="TT2EC3o001" style:font-size-asian="10pt" style:font-weight-asian="normal" style:font-name-complex="TT2EC3o001" style:font-size-complex="10pt" style:font-weight-complex="normal"/>
    </style:style>
    <style:style style:name="T27" style:family="text">
      <style:text-properties style:font-name="Arial" fo:font-size="10pt" fo:language="pt" fo:country="BR" fo:font-weight="normal" officeooo:rsid="00f73f49" fo:background-color="transparent" loext:char-shading-value="0" style:font-name-asian="TT2EC3o001" style:font-size-asian="10pt" style:font-weight-asian="normal" style:font-name-complex="TT2EC3o001" style:font-size-complex="10pt" style:font-weight-complex="normal"/>
    </style:style>
    <style:style style:name="T28" style:family="text">
      <style:text-properties style:font-name="Arial" fo:font-size="10pt" fo:language="pt" fo:country="BR" fo:font-weight="normal" officeooo:rsid="010fa03c" fo:background-color="transparent" loext:char-shading-value="0" style:font-name-asian="TT2EC3o001" style:font-size-asian="10pt" style:font-weight-asian="normal" style:font-name-complex="TT2EC3o001" style:font-size-complex="10pt" style:font-weight-complex="normal"/>
    </style:style>
    <style:style style:name="T29" style:family="text">
      <style:text-properties fo:color="#ff3333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ff3333" fo:language="pt" fo:country="PT" fo:font-weight="normal" officeooo:rsid="006ec61b" style:font-weight-asian="normal" style:font-weight-complex="normal"/>
    </style:style>
    <style:style style:name="T31" style:family="text">
      <style:text-properties fo:color="#ff3333" fo:language="pt" fo:country="PT" fo:font-weight="normal" officeooo:rsid="00f73f49" style:font-weight-asian="normal" style:font-weight-complex="normal"/>
    </style:style>
    <style:style style:name="T32" style:family="text">
      <style:text-properties fo:color="#ff3333" style:font-name="Arial" fo:font-size="10pt" fo:language="pt" fo:country="PT" fo:font-weight="normal" officeooo:rsid="006ec61b" fo:background-color="transparent" loext:char-shading-value="0" style:font-name-asian="TT2EC3o001" style:font-size-asian="10pt" style:font-weight-asian="normal" style:font-name-complex="TT2EC3o001" style:font-size-complex="10pt" style:font-weight-complex="normal"/>
    </style:style>
    <style:style style:name="T33" style:family="text">
      <style:text-properties fo:color="#ff3333" style:font-name="Arial" fo:font-size="10pt" fo:language="pt" fo:country="PT" fo:font-weight="normal" officeooo:rsid="00f73f49" fo:background-color="transparent" loext:char-shading-value="0" style:font-name-asian="TT2EC3o001" style:font-size-asian="10pt" style:font-weight-asian="normal" style:font-name-complex="TT2EC3o001" style:font-size-complex="10pt" style:font-weight-complex="normal"/>
    </style:style>
    <style:style style:name="T34" style:family="text">
      <style:text-properties fo:color="#000000" officeooo:rsid="00d427ea" fo:background-color="transparent" loext:char-shading-value="0"/>
    </style:style>
    <style:style style:name="T35" style:family="text">
      <style:text-properties fo:color="#000000" style:font-name="Arial" fo:font-size="10pt" fo:font-weight="normal" officeooo:rsid="00d427ea" fo:background-color="transparent" loext:char-shading-value="0" style:font-name-asian="TT2EC3o001" style:font-size-asian="10pt" style:font-weight-asian="normal" style:font-name-complex="TT2EC3o001" style:font-size-complex="10pt" style:font-weight-complex="normal"/>
    </style:style>
    <style:style style:name="T36" style:family="text">
      <style:text-properties fo:color="#000000" style:font-name="Arial" fo:font-size="10pt" fo:language="pt" fo:country="PT" fo:font-weight="normal" officeooo:rsid="00f73f49" fo:background-color="transparent" loext:char-shading-value="0" style:font-name-asian="TT2EC3o001" style:font-size-asian="10pt" style:font-weight-asian="normal" style:font-name-complex="TT2EC3o001" style:font-size-complex="10pt" style:font-weight-complex="normal"/>
    </style:style>
    <style:style style:name="T37" style:family="text">
      <style:text-properties fo:color="#000000" style:font-name="Arial" fo:font-size="10pt" fo:language="pt" fo:country="PT" fo:font-weight="normal" officeooo:rsid="009fc00f" fo:background-color="transparent" loext:char-shading-value="0" style:font-name-asian="TT2EC3o001" style:font-size-asian="10pt" style:font-weight-asian="normal" style:font-name-complex="TT2EC3o001" style:font-size-complex="10pt" style:font-weight-complex="normal"/>
    </style:style>
    <style:style style:name="T38" style:family="text">
      <style:text-properties fo:color="#000000" style:font-name="Arial" fo:font-size="10pt" fo:font-style="normal" fo:font-weight="normal" officeooo:rsid="00f4ba0c" fo:background-color="transparent" loext:char-shading-value="0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T39" style:family="text">
      <style:text-properties fo:color="#000000" style:font-name="Arial" fo:font-size="10pt" fo:font-style="normal" fo:font-weight="normal" officeooo:rsid="0106f4c9" fo:background-color="transparent" loext:char-shading-value="0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T40" style:family="text">
      <style:text-properties fo:color="#000000" style:font-name="Arial" fo:font-size="10pt" fo:font-style="normal" fo:font-weight="normal" officeooo:rsid="01087405" fo:background-color="transparent" loext:char-shading-value="0" style:font-name-asian="TT2EC3o001" style:font-size-asian="10pt" style:font-style-asian="normal" style:font-weight-asian="normal" style:font-name-complex="TT2EC3o001" style:font-size-complex="10pt" style:font-style-complex="normal" style:font-weight-complex="normal"/>
    </style:style>
    <style:style style:name="T41" style:family="text">
      <style:text-properties fo:color="#000000" style:font-name="Arial" fo:font-size="10pt" fo:language="pt" fo:country="BR" fo:font-weight="normal" officeooo:rsid="00f73f49" fo:background-color="transparent" loext:char-shading-value="0" style:font-name-asian="TT2EC3o001" style:font-size-asian="10pt" style:font-weight-asian="normal" style:font-name-complex="TT2EC3o001" style:font-size-complex="10pt" style:font-weight-complex="normal"/>
    </style:style>
    <style:style style:name="T42" style:family="text">
      <style:text-properties fo:color="#000000" style:font-name="Arial" fo:font-size="10pt" fo:language="pt" fo:country="BR" fo:font-weight="normal" officeooo:rsid="00d427ea" fo:background-color="transparent" loext:char-shading-value="0" style:font-name-asian="TT2EC3o001" style:font-size-asian="10pt" style:font-weight-asian="normal" style:font-name-complex="TT2EC3o001" style:font-size-complex="10pt" style:font-weight-complex="normal"/>
    </style:style>
    <style:style style:name="T43" style:family="text">
      <style:text-properties fo:color="#000000" style:font-name="Arial" fo:font-size="10pt" fo:language="pt" fo:country="BR" fo:font-weight="normal" officeooo:rsid="010fa03c" fo:background-color="transparent" loext:char-shading-value="0" style:font-name-asian="TT2EC3o001" style:font-size-asian="10pt" style:font-weight-asian="normal" style:font-name-complex="TT2EC3o001" style:font-size-complex="10pt" style:font-weight-complex="normal"/>
    </style:style>
    <style:style style:name="T4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color="#000000" fo:font-style="normal" fo:font-weight="normal" officeooo:rsid="00fecb31" style:font-style-asian="normal" style:font-weight-asian="normal" style:font-style-complex="normal" style:font-weight-complex="normal"/>
    </style:style>
    <style:style style:name="T46" style:family="text">
      <style:text-properties fo:color="#000000" fo:font-style="normal" fo:font-weight="normal" officeooo:rsid="01015f84" style:font-style-asian="normal" style:font-weight-asian="normal" style:font-style-complex="normal" style:font-weight-complex="normal"/>
    </style:style>
    <style:style style:name="T47" style:family="text">
      <style:text-properties fo:color="#000000" fo:font-style="normal" fo:font-weight="normal" officeooo:rsid="01099c07" style:font-style-asian="normal" style:font-weight-asian="normal" style:font-style-complex="normal" style:font-weight-complex="normal"/>
    </style:style>
    <style:style style:name="T48" style:family="text">
      <style:text-properties fo:color="#000000" fo:font-style="normal" fo:font-weight="normal" officeooo:rsid="010a425a" style:font-style-asian="normal" style:font-weight-asian="normal" style:font-style-complex="normal" style:font-weight-complex="normal"/>
    </style:style>
    <style:style style:name="T49" style:family="text">
      <style:text-properties fo:color="#000000" fo:font-style="normal" fo:font-weight="normal" officeooo:rsid="010afef5" style:font-style-asian="normal" style:font-weight-asian="normal" style:font-style-complex="normal" style:font-weight-complex="normal"/>
    </style:style>
    <style:style style:name="T50" style:family="text">
      <style:text-properties fo:color="#000000" fo:font-style="normal" fo:font-weight="normal" officeooo:rsid="010b64f2" style:font-style-asian="normal" style:font-weight-asian="normal" style:font-style-complex="normal" style:font-weight-complex="normal"/>
    </style:style>
    <style:style style:name="T51" style:family="text">
      <style:text-properties fo:color="#000000" fo:font-style="normal" fo:font-weight="normal" officeooo:rsid="010e78fe" style:font-style-asian="normal" style:font-weight-asian="normal" style:font-style-complex="normal" style:font-weight-complex="normal"/>
    </style:style>
    <style:style style:name="T5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color="#000000" fo:font-style="italic" fo:font-weight="normal" officeooo:rsid="00fecb31" style:font-style-asian="italic" style:font-weight-asian="normal" style:font-style-complex="italic" style:font-weight-complex="normal"/>
    </style:style>
    <style:style style:name="T54" style:family="text">
      <style:text-properties fo:color="#000000" fo:font-style="italic" fo:font-weight="normal" officeooo:rsid="010b64f2" style:font-style-asian="italic" style:font-weight-asian="normal" style:font-style-complex="italic" style:font-weight-complex="normal"/>
    </style:style>
    <style:style style:name="T55" style:family="text">
      <style:text-properties fo:color="#000000" fo:font-style="italic" fo:font-weight="normal" officeooo:rsid="010afef5" style:font-style-asian="italic" style:font-weight-asian="normal" style:font-style-complex="italic" style:font-weight-complex="normal"/>
    </style:style>
    <style:style style:name="T56" style:family="text">
      <style:text-properties fo:color="#000000" officeooo:rsid="01015f84"/>
    </style:style>
    <style:style style:name="T57" style:family="text">
      <style:text-properties fo:color="#000000" fo:language="pt" fo:country="BR" officeooo:rsid="00d427ea" fo:background-color="transparent" loext:char-shading-value="0"/>
    </style:style>
    <style:style style:name="T58" style:family="text">
      <style:text-properties fo:color="#000000" fo:language="pt" fo:country="BR" officeooo:rsid="010fa03c" fo:background-color="transparent" loext:char-shading-value="0"/>
    </style:style>
    <style:style style:name="T59" style:family="text">
      <style:text-properties fo:language="pt" fo:country="PT" fo:font-weight="normal" style:font-weight-asian="normal" style:font-weight-complex="normal"/>
    </style:style>
    <style:style style:name="T60" style:family="text">
      <style:text-properties fo:language="pt" fo:country="PT" fo:font-weight="normal" officeooo:rsid="00dff52a" style:font-weight-asian="normal" style:font-weight-complex="normal"/>
    </style:style>
    <style:style style:name="T61" style:family="text">
      <style:text-properties fo:language="pt" fo:country="PT" fo:font-weight="normal" officeooo:rsid="00f562ec" style:font-weight-asian="normal" style:font-weight-complex="normal"/>
    </style:style>
    <style:style style:name="T62" style:family="text">
      <style:text-properties fo:language="pt" fo:country="PT" fo:font-weight="normal" officeooo:rsid="009fc00f" style:font-weight-asian="normal" style:font-weight-complex="normal"/>
    </style:style>
    <style:style style:name="T63" style:family="text">
      <style:text-properties fo:language="pt" fo:country="PT" fo:font-weight="normal" officeooo:rsid="00f79f47" style:font-weight-asian="normal" style:font-weight-complex="normal"/>
    </style:style>
    <style:style style:name="T64" style:family="text">
      <style:text-properties fo:language="pt" fo:country="PT" fo:font-weight="normal" officeooo:rsid="010fa03c" style:font-weight-asian="normal" style:font-weight-complex="normal"/>
    </style:style>
    <style:style style:name="T65" style:family="text">
      <style:text-properties fo:language="pt" fo:country="PT"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officeooo:rsid="00e4632a"/>
    </style:style>
    <style:style style:name="T67" style:family="text">
      <style:text-properties officeooo:rsid="00e80309"/>
    </style:style>
    <style:style style:name="T68" style:family="text">
      <style:text-properties officeooo:rsid="00ec85a1"/>
    </style:style>
    <style:style style:name="T69" style:family="text">
      <style:text-properties officeooo:rsid="00fc8e5c"/>
    </style:style>
    <style:style style:name="T70" style:family="text">
      <style:text-properties officeooo:rsid="01000704"/>
    </style:style>
    <style:style style:name="T71" style:family="text">
      <style:text-properties style:font-name="Courier New"/>
    </style:style>
    <style:style style:name="T72" style:family="text">
      <style:text-properties style:font-name="Courier New" fo:font-weight="normal" style:font-weight-asian="normal" style:font-weight-complex="normal"/>
    </style:style>
    <style:style style:name="T73" style:family="text">
      <style:text-properties officeooo:rsid="010527db"/>
    </style:style>
    <style:style style:name="T74" style:family="text">
      <style:text-properties officeooo:rsid="0106f4c9"/>
    </style:style>
    <style:style style:name="T75" style:family="text">
      <style:text-properties officeooo:rsid="01087405"/>
    </style:style>
    <style:style style:name="T76" style:family="text">
      <style:text-properties style:font-name="Arial"/>
    </style:style>
    <style:style style:name="T77" style:family="text">
      <style:text-properties style:font-name="Arial" officeooo:rsid="0108e4c7"/>
    </style:style>
    <style:style style:name="T78" style:family="text">
      <style:text-properties style:font-name="Arial" fo:font-size="10pt" fo:font-weight="normal" officeooo:rsid="0102d8dd" style:font-size-asian="10pt" style:font-weight-asian="normal" style:font-size-complex="10pt" style:font-weight-complex="normal"/>
    </style:style>
    <style:style style:name="T79" style:family="text">
      <style:text-properties officeooo:rsid="010afef5"/>
    </style:style>
    <style:style style:name="T80" style:family="text">
      <style:text-properties officeooo:rsid="010cf61b"/>
    </style:style>
    <style:style style:name="T81" style:family="text">
      <style:text-properties officeooo:rsid="010fa03c"/>
    </style:style>
    <style:style style:name="T82" style:family="text">
      <style:text-properties fo:language="pt" fo:country="BR" officeooo:rsid="00d427ea" fo:background-color="transparent" loext:char-shading-value="0"/>
    </style:style>
    <style:style style:name="T83" style:family="text">
      <style:text-properties fo:language="pt" fo:country="BR" officeooo:rsid="010fa03c" fo:background-color="transparent" loext:char-shading-value="0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SimSun" style:font-size-asian="10.5pt" style:language-asian="zh" style:country-asian="CN" style:font-style-asian="normal" style:font-weight-asian="normal" style:font-name-complex="Mang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SimSun" style:font-size-asian="10.5pt" style:language-asian="zh" style:country-asian="CN" style:font-style-asian="normal" style:font-weight-asian="normal" style:font-name-complex="Mang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TT2EC3o001" style:font-size-asian="10pt" style:language-asian="zh" style:country-asian="CN" style:font-style-asian="normal" style:font-weight-asian="normal" style:font-name-complex="Mang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efefe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gradient" draw:fill-color="#729fcf" draw:fill-gradient-name="Gradient_5f_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04cm" svg:stroke-color="#000000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3e3e3e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5f5f5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cdcdc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676767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02cm" svg:stroke-color="#000000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Text_20_body"><draw:g text:anchor-type="paragraph" draw:z-index="0" draw:style-name="gr1"><draw:path draw:style-name="gr2" draw:text-style-name="P70" svg:width="2cm" svg:height="2.147cm" svg:x="0.259cm" svg:y="0.101cm" svg:viewBox="0 0 2001 2148" svg:d="M1635 1751l53 18c50 17 128 30 128 97l185 97-146 42 60 130-368-141c-18-12-34-53-51-60-73-35-119-38-247-44-31 59 26 154 37 220-48 0-82 16-130 16-13-69-24-152-86-197-4 0-6 65-6 75 50 53 11 144-65 144-75 0-112-89-66-143l-2-67c-49 46-57 121-70 185-51 0-84-22-131-22 7-55 14-110 44-161 0-13-15-35-20-50-97 4-185 17-277 46 4 20-3 40-20 53-122 49-248 97-371 146l60-130-146-42 183-91c0-28 7-44 27-64 61-35 145-55 211-75-26-35-42-18-84-11-33-29-79-22-132-59-22-18-51-55-39-86 8-18 46 2 55-16 6-13-49-59-55-77-5-15-5-31-12-46-4-11-11-18-15-29-5-11-7-26-11-37-4-5-4-11-7-14 0-2 0-6-4-8-4-1-11 4-15-1-3-6 2-13 4-21 0-5 2-12 2-18 4-18 5-36 9-53 11-49-38-55-9-130 2-5 15 9 16 2 4-7-3-18-3-26-2-7-2-11-4-16 0-2 0-6-4-9-3-2-11 0-14-4-2-5 3-11 5-18 2-6 4-11 6-18 3-19 3-37 14-52 4-5 48-2 11-29-25-18-7-62 11-91 4-8 17 9 26 7 4 0-9-4-11-7-4-11-4-26-6-37-1-6-1-9-3-15-2-3-2-9-6-13-2-3-9-1-9-5 0-11 7-24 11-37 4-14 6-31 13-44 0-3 5 4 7 4 6 2 13 7 17 4 3-4-2-11-4-17 0-5-2-9-2-13-2-3-3-9-5-10-2-4-9-2-9-6-2-4 1-7 3-11l6-24 13-44v-3l18 7 49 13h28l5 2 6-33 7-28 15-27 18-26 24-14 49-50 62 62-7 13v7l4 11 14 35-16 40-6 4 37-20v-126h362c-53-26-70-101-20-130 18-50 33-93 22-158l51 11c-2-43 24-82 31-93 55 18 104-51 141-95 26 42 42 93 48 143 34 64 54 104 32 177 0 42 85 90-5 143l-4 2h353v172c22 16 28 13 53 14-44-67-20-144 50-186 56 51 130 104 80 188 44-18 72-14 115-36 6 47 10 78-3 120l53-1c-13 42-15 75-31 115 31-15 23 7 53-11-15 53-19 101-37 150 28-9 26-2 53-11-29 102-89 220 6 134-26 69-30 80-57 150 42-8 26 22 68 12l-72 99c19 15 17 46 35 59-47 55-51 67-104 113 35 9 46 33 78 40-73 37-117 121-188 110l-69-3c-37 54-13 40 47 58zM1635 1751zM1081 1696c-9 6 230-14 357 8 18-21 36-41 51-61-42-9-62-46-82-99-92 74-222 94-326 152zM1081 1696zM596 1552c-22 9-75 84-80 97-29 11 16 40 31 55 100-15 216-21 344-15-99-37-194-81-295-137z"><text:p/></draw:path><draw:path draw:style-name="gr3" draw:text-style-name="P71" svg:width="1.797cm" svg:height="0.511cm" svg:x="0.356cm" svg:y="2.339cm" svg:viewBox="0 0 1798 512" svg:d="M900 102h-302v103h201v101h-201v206h-99v-512h401zM900 102zM949 511v-103c0-2 2 0 2 0h249c27 0 49-22 49-51s-22-51-49-51l-101 1c-84 0-150-69-150-153 0-86 66-154 150-154h249v102h-249c-29 0-51 24-51 52 0 27 22 51 51 51l101-2c82 0 148 70 148 154s-66 154-148 154zM949 511zM1599 102h199v-102h-199c-110 0-200 91-200 205v101c0 111 90 205 200 205h199v-105h-199c-55 0-99-44-99-100v-101c0-57 44-103 99-103zM1599 102zM399 306c0 111-88 205-201 205-108 0-198-94-198-205v-306h99v306c0 56 45 102 99 102 58 0 102-46 102-102v-306h99z"><text:p/></draw:path><draw:path draw:style-name="gr4" draw:text-style-name="P72" svg:width="0.923cm" svg:height="1.752cm" svg:x="0.792cm" svg:y="0.456cm" svg:viewBox="0 0 924 1753" svg:d="M410 108l-9 11-8 9h35l-7-9zM410 108zM481 1672c15 8 24 22 24 39 0 24-20 42-44 42s-44-18-44-42c0-17 9-31 22-39l-13-349c-57-46-164-75-269-123-97-45-155-104-155-168 0-291-2-584-2-875h379v-56h-10-3-2l-2-2-4-2v-4l-1-2-2-3v-2-2-2l2-3 1-4h-14-2-2-3l-2-2-2-2h-2l-2-1-2-2h-1v-4l-2-2-2-2v-1-2-4-2-9-4-1-2-4h2l2-4 1-3h2l2-2 2-2h2l2-2h3 2 2 11v-18h214v18h16 2 2 2l3 2h2l2 2 2 2h2v3h2l1 4 2 4v2l2 1v4 9 2l-2 4v2l-2 1v2l-1 2-2 4-2 2-2 1h-2l-2 2-3 2h-2-2-2-18l2 4v3 2 2 2 3l-2 2-2 4-2 2-1 2h-4-4-5v56h375v401 474c-2 62-72 135-169 174-109 44-208 73-258 111zM481 1672zM461 106l-9 13-9 9h36l-7-9zM461 106zM514 106l-9 11-8 11h35l-7-11z"><text:p/></draw:path><draw:polygon draw:style-name="gr5" draw:text-style-name="P73" svg:width="0.908cm" svg:height="0.398cm" svg:x="0.801cm" svg:y="0.621cm" svg:viewBox="0 0 909 399" draw:points="0,0 909,0 909,399 0,399"><text:p/></draw:polygon><draw:path draw:style-name="gr6" draw:text-style-name="P74" svg:width="0.217cm" svg:height="0.275cm" svg:x="1.157cm" svg:y="0.182cm" svg:viewBox="0 0 218 276" svg:d="M159 276h-124c-11-25-9-36 4-51 0 22 7 26 9 22 7-48 40-73 40-84l5 35c24-10 32-37 32-52 1-11 1-22 1-27 0 33 26 80-5 113 15-7 24-18 29-29-5 18-22 39-44 39 30-30 19-65 19-96-4 15-11 30-28 35l-5-36c0 11-39 40-44 89-4 4-6 0-6-24-16 24-22 33-13 66h-12c-41-60 7-88-10-120 8 3 13 7 21 11 11-2 40-2 27-85l33 19c11-57 62-75 86-101-29 37 15 95-13 128 9 6 15 6 26-16 13 16 24 38 2 71 11 2 22-13 29-24-7 42 0 72-42 117h-8c24-33 15-62 15-60-4 5-5 9-9 13 2 5 4 22-15 47zM159 276zM152 194c13 20 2 35 2 53 7-4 14-7 18-15-4 2-7 4-11 6 9-22 7-42-7-62 0 5 0 12-2 18z"><text:p/></draw:path><draw:path draw:style-name="gr2" draw:text-style-name="P70" svg:width="0.897cm" svg:height="0.37cm" svg:x="0.812cm" svg:y="0.643cm" svg:viewBox="0 0 898 371" svg:d="M282 271l-13 38 33 24-40 2-15 36-13-36-42-2 33-24-13-38 35 24zM282 271zM262 130h157c2 0 9 0 9 11 0 4-4 7-7 7h-59c-7 0-11 8-9 11 2 4 2 4 5 4 0 2 0 2 2 2 13-2 66 0 68 0h470v111h-540c-3 0-5-5-5-9v-38h-106l47-46zM262 130zM262 16l-15 35 29 28-40-4-20 37-7-41-41-3 33-22-5-39 31 26zM262 16zM110 9l-17 35 30 27-41-3-18 36-7-40-41-4 35-22-5-38 29 26zM110 9zM71 163l-5 36 31 19-37 5-7 37-16-33-37 4 26-26-15-35 33 18zM71 163zM225 145l-15 31 26 23-35-3-14 29-8-31-33-6 30-16-6-33 24 22z"><text:p/></draw:path><draw:path draw:style-name="gr7" draw:text-style-name="P75" svg:width="0.908cm" svg:height="1.745cm" svg:x="0.801cm" svg:y="0.464cm" svg:viewBox="0 0 909 1746" svg:d="M0 569h907c0 154 2 302 2 458-22 192-413 203-455 323-48-120-441-140-454-323zM0 569zM402 97l13 15 13 14h-26-23l12-14zM402 97zM351 0h207v13h-207zM351 0zM337 16h241c11 0 20 10 20 21v9c0 11-9 22-20 22h-241c-11 0-19-11-19-22v-9c0-11 8-21 19-21zM337 16zM362 70h185c7 0 11 5 11 12 0 8-4 11-11 11h-9v59h-163v-59h-13c-5 0-11-3-11-11 0-7 6-12 11-12zM362 70zM487 1319l-17 352c15 5 24 18 24 34 0 22-18 41-40 41s-41-19-41-41c0-14 11-27 24-34l-14-352c16 15 23 30 32 50 8-19 13-30 26-44zM487 1319zM454 95l12 17 15 14h-27-26l15-14zM454 95zM507 95l14 17 9 14h-23-24l13-14z"><text:p/></draw:path><draw:path draw:style-name="gr6" draw:text-style-name="P74" svg:width="0.081cm" svg:height="0.019cm" svg:x="1.196cm" svg:y="1.353cm" svg:viewBox="0 0 82 20" svg:d="M2 5c2 0 3 0 3 0 4-1 8-3 15-3 7-2 15-2 22-2 4 0 9 0 15 2 2 0 3 0 5 0 6 0 11 2 15 3 3 0 5 4 5 4 0 4-2 4-5 6-4 1-9 1-15 3-7 2-13 2-20 2s-15 0-22-2-11-2-15-3c-3-2-5-2-5-6 0 0 2-2 2-4z"><text:p/></draw:path><draw:path draw:style-name="gr8" draw:text-style-name="P72" svg:width="0.076cm" svg:height="0.025cm" svg:x="1.163cm" svg:y="0.778cm" svg:viewBox="0 0 77 26" svg:d="M68 9h-59c-11 0-13 18-2 17 13 0 70 0 70 0v-26c0 5-4 9-9 9z"><text:p/></draw:path><draw:path draw:style-name="gr6" draw:text-style-name="P74" svg:width="0.524cm" svg:height="0.059cm" svg:x="1.173cm" svg:y="0.833cm" svg:viewBox="0 0 525 60" svg:d="M0 60l16-58h6l16 58h-5l-6-18h-18l-4 18zM0 60zM13 35l13 2-4-17c-2-5-2-9-4-13 0 4-2 8-2 11zM13 35zM44 60v-58h18c4 0 8 0 9 0 2 2 4 3 4 7 2 2 4 4 4 7 0 6-2 8-4 11-2 4-5 6-9 6 2 2 2 2 4 4 1 1 1 5 3 7l7 16h-5l-7-12c0-4-2-6-4-8 0-2-2-3-2-5-2 0-2 0-2 0-1 0-3 0-3 0h-8v25zM44 60zM49 27h11c4 0 6 0 8-1 0 0 2-2 3-4 0-2 0-2 0-6 0-1 0-3-1-7-2 0-4-2-6-2h-15zM49 27zM86 42l4-2c0 4 1 6 1 8 2 1 4 3 6 5 2 0 4 0 5 0 4 0 6 0 8 0 0-2 2-4 3-4 0-1 0-3 0-5s0-4 0-6c-1 0-3-1-3-3-2 0-4 0-8-2-5-2-9-2-9-4-3-2-3-3-5-5s-2-4-2-8c0-3 0-5 2-9 2-2 3-3 7-5 2 0 4-2 7-2 4 0 6 2 8 2 3 2 3 3 5 7 2 2 2 6 2 9h-4c-1-3-1-5-3-9-2-2-4-2-8-2-3 0-5 0-7 2s-4 4-4 7c0 2 2 4 4 4 0 2 4 4 7 4 4 3 8 3 10 5 1 2 5 4 5 6 2 3 2 5 2 9 0 2 0 5-2 9-2 2-4 4-5 6-2 1-6 1-10 1-3 0-5 0-7-1-5-2-5-4-7-8-2-2-2-5-2-9zM86 42zM150 60v-58h31v7h-24v17h22v7h-22v20h26v7zM150 60zM201 60v-51h-14v-7h32v7h-12v51zM201 60zM251 42l5-2c0 4 0 6 2 8 0 1 2 3 4 5 1 0 3 0 7 0 2 0 4 0 5 0 2-2 2-4 4-4 0-1 2-3 2-5s-2-4-2-6c-2 0-2-1-4-3-1 0-3 0-9-2-3-2-5-2-7-4s-4-3-4-5c-2-2-2-4-2-8 0-3 0-5 2-9 0-2 4-3 6-5 2 0 5-2 7-2 4 0 6 2 9 2 2 2 4 3 4 7 2 2 3 6 3 9h-5c-2-3-2-5-4-9-1-2-3-2-7-2s-5 0-7 2-2 4-2 7c0 2 0 4 0 4 2 2 5 4 9 4 6 3 9 3 9 5 4 2 6 4 7 6 2 3 0 5 0 9 0 2 0 5-1 9-2 2-2 4-6 6-2 1-3 1-7 1s-7 0-11-1c-2-2-4-4-6-8-1-2-1-5-1-9zM251 42zM322 38l7 4c-2 6-3 11-7 15-4 3-7 3-11 3s-7 0-11-3c-4-2-4-6-7-11 0-4-2-11-2-15 0-7 2-13 3-16 2-6 4-10 6-11 4-2 7-4 11-4s7 2 11 5c4 2 4 8 5 11l-5 4c0-5-2-7-4-11-2-2-3-4-7-4s-6 2-7 4c-4 4-4 6-6 9 0 4-2 8-2 11 0 6 2 11 2 15 2 2 4 5 6 7 1 2 3 4 7 4s5-2 7-6c4-1 4-5 4-11zM322 38zM337 60v-58h5v58zM337 60zM353 60v-58h31v7h-26v17h22v7h-22v20h26v7zM353 60zM393 60v-58h6l22 46v-46h3v58h-3l-22-47v47zM393 60zM446 60v-51h-14v-7h33v7h-13v51zM446 60zM474 60v-58h5v58zM474 60zM485 60l16-58h6l18 58h-7l-4-18h-18l-6 18zM485 60zM497 35l13 2-3-17c-2-5-2-9-4-13 0 4 0 8-2 11z"><text:p/></draw:path><draw:path draw:style-name="gr6" draw:text-style-name="P74" svg:width="0.034cm" svg:height="0.08cm" svg:x="1.517cm" svg:y="1.33cm" svg:viewBox="0 0 35 81" svg:d="M0 31c16 11 27 26 35 50 0-19-4-33-11-46-4-15-13-26-22-35l-2 29z"><text:p/></draw:path><draw:polygon draw:style-name="gr6" draw:text-style-name="P74" svg:width="0.195cm" svg:height="0.076cm" svg:x="1.32cm" svg:y="1.33cm" svg:viewBox="0 0 196 77" draw:points="44,77 194,31 194,31 194,31 194,31 194,29 196,0 0,60 42,77 42,77"><text:p/></draw:polygon><draw:path draw:style-name="gr6" draw:text-style-name="P74" svg:width="0.019cm" svg:height="0.07cm" svg:x="1.593cm" svg:y="1.338cm" svg:viewBox="0 0 20 71" svg:d="M20 0v55l-13 16c0-1 0-3 0-3-2-2-2-4-2-6 0-11-3-20-5-29z"><text:p/></draw:path><draw:path draw:style-name="gr6" draw:text-style-name="P74" svg:width="0.052cm" svg:height="0.1cm" svg:x="1.536cm" svg:y="1.465cm" svg:viewBox="0 0 53 101" svg:d="M51 0l2 48v1c-7 17-22 33-44 52l-9-44c11-9 20-19 29-28s17-20 22-29z"><text:p/></draw:path><draw:polygon draw:style-name="gr6" draw:text-style-name="P74" svg:width="0.047cm" svg:height="0.059cm" svg:x="1.589cm" svg:y="1.45cm" svg:viewBox="0 0 48 60" draw:points="48,0 48,48 0,60 0,13"><text:p/></draw:polygon><draw:polygon draw:style-name="gr6" draw:text-style-name="P74" svg:width="0cm" svg:height="0.001cm" svg:x="1.636cm" svg:y="1.45cm" svg:viewBox="0 0 0 2" draw:points="0,0 0,0 0,2"><text:p/></draw:polygon><draw:polygon draw:style-name="gr6" draw:text-style-name="P74" svg:width="0.041cm" svg:height="0.081cm" svg:x="1.411cm" svg:y="1.547cm" svg:viewBox="0 0 42 82" draw:points="42,82 2,55 0,0 40,27"><text:p/></draw:polygon><draw:polygon draw:style-name="gr6" draw:text-style-name="P74" svg:width="0.048cm" svg:height="0.07cm" svg:x="1.494cm" svg:y="1.547cm" svg:viewBox="0 0 49 71" draw:points="0,53 0,0 49,18 49,18 49,71"><text:p/></draw:polygon><draw:polygon draw:style-name="gr6" draw:text-style-name="P74" svg:width="0.037cm" svg:height="0.074cm" svg:x="1.455cm" svg:y="1.547cm" svg:viewBox="0 0 38 75" draw:points="0,18 38,0 38,51 38,51 38,53 2,75 2,75 2,73 2,73"><text:p/></draw:polygon><draw:path draw:style-name="gr6" draw:text-style-name="P74" svg:width="0.145cm" svg:height="0.087cm" svg:x="1.166cm" svg:y="1.369cm" svg:viewBox="0 0 146 88" svg:d="M137 71c-33 19-80 22-124 8h2v-33l-15-13v-33c13 18 53 22 71 22 24 2 63-2 75-20v25l-9 8v35z"><text:p/></draw:path><draw:path draw:style-name="gr6" draw:text-style-name="P74" svg:width="0.186cm" svg:height="0.107cm" svg:x="1.305cm" svg:y="1.408cm" svg:viewBox="0 0 187 108" svg:d="M157 108l-157-77v-31l187 86c-6 7-26 20-30 22z"><text:p/></draw:path><draw:path draw:style-name="gr6" draw:text-style-name="P74" svg:width="0.42cm" svg:height="0.07cm" svg:x="1.055cm" svg:y="1.248cm" svg:viewBox="0 0 421 71" svg:d="M384 71c-91-47-203-58-342-7l-42-20c20-9 38-16 59-24 20-5 42-11 62-14 106-17 216 3 300 55-11 3-26 9-37 10z"><text:p/></draw:path><draw:path draw:style-name="gr6" draw:text-style-name="P74" svg:width="0.054cm" svg:height="0.133cm" svg:x="0.976cm" svg:y="1.311cm" svg:viewBox="0 0 55 134" svg:d="M55 38c-33 28-46 59-40 96-15-24-19-48-11-70 7-22 23-44 51-64z"><text:p/></draw:path><draw:polygon draw:style-name="gr6" draw:text-style-name="P74" svg:width="0.134cm" svg:height="0.087cm" svg:x="1.031cm" svg:y="1.311cm" svg:viewBox="0 0 135 88" draw:points="135,57 135,59 134,86 128,88 0,38 0,37 0,0"><text:p/></draw:polygon><draw:path draw:style-name="gr6" draw:text-style-name="P74" svg:width="0.171cm" svg:height="0.076cm" svg:x="1.009cm" svg:y="1.421cm" svg:viewBox="0 0 172 77" svg:d="M172 31h-2l-141 46h-2c0-2-11-9-14-11-4-4-8-9-13-13l172-53z"><text:p/></draw:path><draw:path draw:style-name="gr6" draw:text-style-name="P74" svg:width="0.089cm" svg:height="0.129cm" svg:x="0.874cm" svg:y="1.408cm" svg:viewBox="0 0 90 130" svg:d="M0 46v-46l33 24v47zM0 46zM35 26l2 1c3 8 14 28 23 41 8 13 19 23 30 33l-19 29c-14-15-29-35-36-55z"><text:p/></draw:path><draw:polygon draw:style-name="gr6" draw:text-style-name="P74" svg:width="0.05cm" svg:height="0.058cm" svg:x="0.947cm" svg:y="1.547cm" svg:viewBox="0 0 51 59" draw:points="51,57 2,59 0,0 51,0 51,53 51,53"><text:p/></draw:polygon><draw:polygon draw:style-name="gr6" draw:text-style-name="P74" svg:width="0.045cm" svg:height="0.081cm" svg:x="1.002cm" svg:y="1.547cm" svg:viewBox="0 0 46 82" draw:points="46,27 44,82 0,57 0,53 0,0"><text:p/></draw:polygon><draw:polygon draw:style-name="gr6" draw:text-style-name="P74" svg:width="0.043cm" svg:height="0.094cm" svg:x="1.046cm" svg:y="1.532cm" svg:viewBox="0 0 44 95" draw:points="44,0 38,55 0,95 0,91 2,40"><text:p/></draw:polygon><draw:polygon draw:style-name="gr6" draw:text-style-name="P74" svg:width="0cm" svg:height="0cm" svg:x="1.092cm" svg:y="1.532cm" svg:viewBox="0 0 0 0" draw:points="0,0"><text:p/></draw:polygon><draw:path draw:style-name="gr6" draw:text-style-name="P74" svg:width="0.758cm" svg:height="0.345cm" svg:x="0.875cm" svg:y="1.219cm" svg:viewBox="0 0 759 346" svg:d="M311 127c-4 1-9 3-11 7-4 2-6 4-7 7l-139-58v1c-30 21-48 43-53 65-8 23-4 47 11 75v1c1 0 1 0 1 0l171-47 7-4v11l13 11-174 55h-2 2c5 5 9 11 14 15 6 3 10 7 15 11 17 11 37 20 57 29l-44 40-46-29h-2l-49 4 15-32h1-1c-11-9-20-20-30-34-9-13-18-26-25-42v-2l-35-22 42-11c7-29 31-61 62-94v-29l42 9c123-73 264-87 436-23l31-6v22c31 15 56 33 78 59h46l-22 33v1c7 20 9 46 9 57l35 22-46 13h-2c-5 11-14 22-21 31-11 9-21 18-33 27l9 46-50-18-40 18-40-25 53-22c13-6 27-19 31-22v-2l-190-86 9-8v-1-13l46 18c55 22 111 44 166 66 13-15 24-33 26-59 2-32-11-65-35-87-2 0-2 0-4 0l-199 60c0-9 0-16 0-24v-2l126-38 42-11 2-2-2-2c-84-51-194-73-300-55-22 4-44 8-64 15-22 7-42 15-64 24l-2 2h2c44 18 90 36 132 55z"><text:p/></draw:path><draw:path draw:style-name="gr6" draw:text-style-name="P74" svg:width="1.799cm" svg:height="0.352cm" svg:x="0.351cm" svg:y="1.831cm" svg:viewBox="0 0 1800 353" svg:d="M808 37c2-22-9-33-20-35-289-11-408 20-647 110-7 4-17 11-13 26l11 29-139 62 123 11-74 112 277-123c11-7 7-18 3-22l-11-26c123-47 234-62 362-65l22 49c6 7 6 7 13 7 123-27 247-25 370 0 7 0 7 0 12-7l19-48c131 2 243 19 366 64l-13 26c-2 6-6 17 5 24l275 122-72-111 123-13-139-60 11-31c3-11-4-22-13-26-240-88-359-121-648-108-11 0-21 13-20 33-76-4-108-6-183 0z"><text:p/></draw:path><draw:path draw:style-name="gr6" draw:text-style-name="P74" svg:width="0.145cm" svg:height="0.052cm" svg:x="1.166cm" svg:y="1.338cm" svg:viewBox="0 0 146 53" svg:d="M75 53c42 0 71-11 71-27-2-15-34-26-75-26-40 0-69 13-71 26 0 14 31 25 75 27z"><text:p/></draw:path><draw:path draw:style-name="gr8" draw:text-style-name="P72" svg:width="0.081cm" svg:height="0.019cm" svg:x="1.196cm" svg:y="1.353cm" svg:viewBox="0 0 82 20" svg:d="M2 5c2 0 3 0 3 0 4-1 8-3 15-3 7-2 15-2 22-2 4 0 9 0 15 2 2 0 3 0 5 0 6 0 11 2 15 3 3 0 5 4 5 4 0 4-2 4-5 6-4 1-9 1-15 3-7 2-13 2-20 2s-15 0-22-2-11-2-15-3c-3-2-5-2-5-6 0 0 2-2 2-4z"><text:p/></draw:path><draw:path draw:style-name="gr2" draw:text-style-name="P70" svg:width="0.539cm" svg:height="0.136cm" svg:x="1.406cm" svg:y="1.875cm" svg:viewBox="0 0 540 137" svg:d="M4 0h12c4 0 4 0 6 2 2 0 2 0 2 0 2 0 2 0 2 0h1c0 0 2 2 4 3v2c2 2 2 2 4 6v2c0 1 0 5 0 7v2c-2 3-2 3-4 7 0 0 0 2 0 4-2 0-4 2-4 3 0 0-1 0-3 2 0 0 0 2-2 2s-2 0-4 0-2 0-3 0h-13-2l4-40zM4 0zM20 33zM13 9l-4 24h6 1 2 2c0-2 0-2 0-2 2 0 2 0 2 0 0-2 2-2 2-4 0-3 0-3 0-7v-2c0-2 0-2 0-3v-2-2c-2 0-4-2-4-2h-2c-2 0-2 0-3 0zM13 9zM37 40l3-38v-2h2 26 2v2l-2 5v2h-19l-1 7h16 2v8h-2-16l-2 9h20 2v2l-2 5v2h-28-1zM37 40zM101 27h7 2c0 2 0 4 0 4v2c2 2 2 2 2 2 1 0 1 0 3 0s2 0 2 0c0 0 2 0 4 0 0-2 0-2 0-2 0-2 0-2 0-2v-2-2h-2-2c0 0-2-1-4-1l-1-2h-2c-2 0-4-2-4-4-2 0-2-2-4-4 0-1 0-3 0-3 0-2 0-4 2-4 0-2 0-2 2-4 2-1 4-3 4-3h2 1c4 0 4 0 6 0s4 0 5 0c2 0 4 2 6 3 0 0 2 2 2 4s0 4 0 6v1h-8-1v-1-2l-2-2v-2c-2 0-2 0-4 0s-4 0-4 2c0 0-1 0-1 2 1 0 1 0 1 0 0 2 0 2 0 2 0 0 4 1 6 1s2 0 4 2c1 0 1 2 3 2s2 0 2 2 2 2 2 2c0 0 0 2 2 2v1c0 0 0 2 0 4v2h-2c0 2-2 4-2 5 0 0 0 2-2 2-2 2-2 2-3 2-2 0-2 0-2 0v2c-4 0-4 0-8 0-1 0-3-2-5-2s-4-2-6-4l-1-1c-2-2-2-6-2-10zM101 27zM166 46h-7-2l-2-9h-12l-4 7v2l-9-2h-2l2-2 20-38h7 2v1l9 41zM166 46zM154 27l-2-11-6 11zM154 27zM168 46l8-41h1 6 2v2l9 24 4-22v-2h1l6 2h2l-6 40h-2-7-2l-7-25-4 22v2h-2l-7-2zM168 46zM214 49l5-31-9-2h-1l1-7h2l31 4-2 7v2l-1-2h-10l-7 31v2h-2l-7-2h-2zM214 49zM267 59l-7-2h-2v-9l-13-2-5 7v2l-8-2h-2v-2l22-36 2-2v2h8v1l7 41v2zM267 59zM256 38l-2-11-3 11zM256 38zM326 53l5 4c-2 3-2 3-4 7-1 0-1 2-5 2 0 2 0 2 0 2h-2c-2 0-5 0-9 0-2 0-2-2-4-2-2-2-3-4-5-6l-2-1v-2-2c0-4 0-7 0-13l2-2c0-2 0-2 0-2 2-3 5-7 7-11 2 0 6-1 7-1 2-2 6-2 8 0h2l1 1c2 0 6 2 6 4s2 4 2 6c0 1 0 1 0 5h-9c0-2 0-2 0-2v-2-1c-2-2-2-2-4-2s-2 0-2 0h-2c0 0-2 0-3 0 0 2 0 2 0 2 0 0-2 0-2 1-2 0-2 4-2 8-2 2-2 3-2 5s0 2 0 4c2 0 2 2 2 2 0 0 2 2 4 2h1c2 0 2 0 2-2h2c2 0 2-2 2-4l2-2zM326 53zM364 79l-7-2h-2v-9l-11-4-6 7h-1-8l-2-1 2-2 26-33v-2l7 2v2l4 42zM364 79zM355 59v-11l-7 9zM355 59zM371 79l9-30-7-3h-2l2-8h2l27 8-1 7h-2l-8-2-11 31-7-1h-2zM371 79zM421 95l-8-2v-2-9l-12-3-6 7-7-2h-4l2-2 27-33h8v2l2 42v2zM421 95zM413 73v-11l-7 9zM413 73zM424 93l15-36 15 3h1c0 2 2 2 2 2 2 2 4 2 4 2 0 0 0 2 2 2 2 2 2 2 2 5 0 0 0 2 0 4v2 2h-2c-2 3-2 3-4 5-2 0-2 0-2 2-2 0-3 0-5 0 2 0 2 2 2 4v1c0 2 1 2 1 6l2 7v4l-2-2-9-2v-2l-2-9c0-2 0-3-1-5v-2c0-2 0-2 0-2h-2c0-2-2-2-2-2l-6 15-1 2v-2h-8v-2zM424 93zM454 77zM441 75h5c0 2 2 2 4 2 0 2 0 2 2 2 2-2 2-2 2-2 0-2 0-2 0-2 1 0 1-2 1-2v-2c-1 0-1 0-1 0v-1c-2 0-4 0-6-2h-4zM441 75zM457 106l17-38 7 2v1l-13 37-2 2-7-2h-2zM457 106zM472 112l15-39v-2h1l6 4h2l3 26 8-20v-2h1l6 3h2-2l-13 39-2 2-7-4-4-26-7 20v2h-2l-5-3zM472 112zM536 135l-7-1v-2-9l-11-4-8 7-7-3h-2l2-2 27-31 2-2v2l8 1v2l-2 42v2zM536 135zM529 113l1-11-7 10z"><text:p/></draw:path><draw:path draw:style-name="gr2" draw:text-style-name="P70" svg:width="0.63cm" svg:height="0.144cm" svg:x="0.517cm" svg:y="1.862cm" svg:viewBox="0 0 631 145" svg:d="M397 48l-2-41v-2l26-1v1 8l-17 2v7l15-2h2v2 5 2h-2l-13 2v15 2h-7zM397 48zM428 46l-4-41v-1h2l28-2v2 5 2l-19 2v7l17-2h2v2 6 1h-19v10l20-2h2v2 5 2h-2zM428 46zM461 2h13c3 0 3 0 5 0s2 0 2 0c2 0 2 0 2 0h2c0 2 2 3 3 3 0 2 0 2 0 2 2 2 4 4 4 6 0 0 0 2 0 3 0 2 0 4 2 6 0 2 0 2 0 2v2c-2 1-2 3-2 5s0 2 0 2c-2 2-2 4-4 5l-1 2c-2 2-2 2-4 2h-2-4l-16 2v-2l-2-40zM461 2zM468 9l2 26h6c1 0 1 0 1 0h2c2 0 2-2 2-2 0-2 2-2 2-2v-2h2c0-2 0-2 0-2 0-1 0-3 0-5v-2c0-4-2-4-2-5 0 0 0-2-2-2 0-2 0-2-2-2 0 0 0-2-2-2h-1c-2 0-2 0-4 0zM468 9zM497 42v-40-2h2 26 2v2 7h-2-18v7h18v8h-18v11l20-2h2v2 7h-2-28zM497 42zM552 16zM541 16h4c2 0 4 0 6 0h1 2v-1-2c0-2 0-2-2-2 0-2 0-2 0-2-1 0-1 0-1 0-2 0-4 0-6 0h-4zM541 16zM602 44h-8-1v-2l-2-7h-15l-2 7h-2-7-9l-5-9c-2-2-2-2-4-4 0-2 0-2 0-2h-2v-1c-2 0-2 0-2 0h-2v16h-1-8v-40-2h15 2 2c3 2 5 2 7 2 2 2 4 3 4 3 0 2 0 4 1 4 0 0 0 2 0 4s0 3-1 3v2c0 2 0 2 0 2-2 0-2 2-2 2h-2c0 2-2 2-4 2 2 0 4 2 4 3l2 2c0 2 2 2 2 4l3 5 15-36h7 2l13 40 2 2zM602 44zM587 26l-4-11-3 11zM587 26zM605 44v-40-2l8 2h2v33h16v1 6 2zM605 44zM18 132zM2 108l5-4h2l7 22v2c0 2 0 4 2 4v2c2 0 2 0 2 0h2c2 0 2 0 2 0 2 0 2 0 2 0 1 0 1-2 1-2v-2c2 0 2 0 2-2l-2-2c0-2 0-3 0-3l-7-22 7-4h2l6 20c2 2 2 6 3 6 0 3 0 3 0 5v2c0 2 0 4 0 4-1 0-1 0-1 1 0 2-2 2-2 4 0 0-2 2-4 2 0 0-2 0-4 2-1 0-1 0-1 0-2 2-6 2-6 2-2 0-4 0-4 0 0-2-1-2-1-2v-2c-2 0-2 0-2 0 0 0-2-2-2-4-2 0-2-2-2-3 0 0-2-4-4-4l-5-22zM2 108zM46 134l-11-39v-2l7-2 20 19-7-22v-2h2l5-2h2v2l11 37v1l-7 2-19-16 6 20v2h-2l-5 2zM46 134zM80 121l-12-39h2l7-3h2l11 38v2l-8 2-2 2zM80 121zM102 112l-23-33v-2l9-2h2l14 22v-27-2h2l7-2v2 42h-1l-8 3h-2zM102 112zM126 104l-9-38v-2l26-7h1l2 7-18 7v6l18-6v2l2 6v2l-16 5 2 7 18-3 2-2v2 7h1-1l-26 7zM126 104zM159 93l-9-38v-2l15-4h1 2c2 0 4 0 6 0h2c0 0 1 0 3 2 0 2 2 2 2 4l2 2c0 2 0 2 0 3 0 2 0 4 0 6-2 2-2 2-2 2-2 2-2 3-4 3 2 0 2 0 2 2 2 0 2 2 4 2 0 0 2 2 4 4l5 5 2 2h-4l-7 4v-2l-7-6c-2-1-4-3-4-3-2 0-2-2-2-2-2 0-2 0-2 0 0-2 0-2 0-2h-2l-1 2 3 14v2h-2l-5 2h-2zM159 93zM161 68h5c2 0 2-2 4-2s2-2 2-2h2v-2c0-2 0-2 0-2-2 0-2 0-2 0 0-1 0-1 0-1v-2c-2 0-2 0-2 0h-2v2c0 0-2 0-3 0l-4 1zM161 68zM190 71l8-3c0 2 1 3 1 3 2 2 2 2 2 2v2h2c0 0 2 0 4 0v-2h2l1-2c0 0 0-1 2-1 0-2 0-2 0-2h-2v-2h-1c0 0-2 0-4-2 0 0-2 0-4 0h-2-1c-2 0-4 0-6 0 0 0 0-2-2-2v-2c-2 0-3-1-3-3s0-4 0-4c0-2 0-4 0-4v-1h1c0-2 2-2 2-4 2-2 4-2 4-2 2 0 4-2 4-2 3-2 5-2 7-2s4 2 4 4c3 0 3 0 3 2 2 2 4 4 4 5l-7 4h-2c0-2 0-2 0-2-2 0-2 0-2 0 0-2 0-2 0-2-2 0-2 0-4 0h-2-1l-2 2c0 2 0 2 0 2h2c0 2 0 2 0 2h1 2 2c2 0 4 0 6 0 0 0 1 2 3 2 0 0 2 0 4 0 0 0 0 2 2 2v1c1 2 1 4 1 6v2c0 2 0 3 0 5s0 2-1 4l-2 2c0 0-2 2-4 2 0 1-3 1-3 1-4 0-6 0-8 0s-3 0-5 0l-2-1v-2c-2 0-4-4-4-8zM190 71zM227 75l-9-38v-2h1 8l11 40h-2l-9 2zM227 75zM236 33l13-4c2 0 2 0 3 0 2 0 2 0 2 0h2c2 0 2 0 2 0l4 2c1 2 1 2 1 2 2 2 2 2 4 5 0 0 2 0 2 2s0 4 0 6v2l2 1c0 4 0 4 0 8 0 0-2 2-2 3 0 0 0 2 0 4-2 0-2 2-4 2 0 2 0 2-2 2-1 0-1 2-3 2s-2 1-4 1l-13 4-2-2-7-38v-2zM236 33zM245 38l6 26 3-2h2c2-2 2-2 2-2 2 0 2 0 2 0 0-1 2-1 2-3v-2c0-2 0-2 0-2v-4h-2 2l-2-1v-2c0-2-2-4-2-4v-2l-2-2h-2-2-1c0 0-2 0-4 0zM245 38zM311 60h-7-2l-4-7-13 2-2 9-9 2h-1v-2l9-40v-2l9-2v2l20 37 2 1zM311 60zM293 46l-4-11-2 11zM293 46zM309 16h13c4 0 4 0 4 0 1 0 3 0 3 0h2 2c0 0 2 0 4 2v2c1 2 3 4 3 4 0 2 0 2 0 2 0 1 0 1 2 1 0 2 2 4 2 8 0 2 0 3 0 3v2 2c0 4-2 4-2 6-2 1-2 1-2 3s-2 2-3 2c0 0 0 2-2 2 0 2 0 2-2 2h-4l-14 2v1-1l-6-41zM309 16zM333 35zM318 26l4 23h4c1 0 1 0 3-1 2 0 2 0 2 0 2-2 2-2 2-2 0-2 0-4 0-4v-2c0-2 0-2 0-5v-2c0-2 0-4 0-4l-2-2-2-1v-2c-2 0-2 0-3 0-2 0-4 0-4 0zM318 26zM349 53l-3-40v-2h2l25-2h2v7h-2l-18 4 2 6 16-2h2v2 5 2h-2l-16 2 1 9 19-2h2v7h-2l-26 4z"><text:p/></draw:path><draw:path draw:style-name="gr9" draw:text-style-name="P76" svg:width="1.689cm" svg:height="1.574cm" svg:x="0.395cm" svg:y="0.605cm" svg:viewBox="0 0 1690 1575" svg:d="M222 181c-6 20-13 51-15 70-2 0-2 0-4 0-2-4 2-8-5-8 3-9 3-25-2-33-4-7-7-14-15-18-3-5-11-11-14-15-6-7-13-10-20-12-6-2-11-4-15-8-9-5-16-1-24 2-7 0-20-7-31-9v2c44 18 66 46 86 69 4 6 24 28 26 30h3l-1 2c-2 1-10 1-8 5 0 4 6 4 9 5 2 2 0 11 4 11s5-7 7-9c-3 33-7 66-11 99h-1c-6 0-6 9-10 11-5-4 8-33-1-42-4-7-10-13-15-20-9-4-15-9-18-15-8-7-13-11-21-14-5 0-10-4-18-8-7-3-14-3-24 0-7 4-22-3-33-7-1 0-1 0 0 0 50 22 74 51 96 79 7 9 16 20 23 27 2 2 4 4 4 4v2c0 3 7 3 9 7 4 2 2 11 6 13-4 40-8 80-11 119h-2c-4-4 2-9-9-8 5-14 3-22 0-29-8-5-13-13-19-18-3-8-9-13-16-17-7-3-15-7-20-14-6-4-9-8-17-8-9 2-18 2-25 2-11-2-22-5-35-9-4 0-4 2 0 4 51 18 77 47 99 75 9 7 16 16 25 23 2 2 0 4-5 2-7-7-15-14-22-23-22-28-48-55-99-74-2 0-2 2-2 6 4 5 8 13 10 18 1 6 3 13 3 20 2 6 4 13 4 22 3 6 7 9 13 9l29 8c5 2 9 5 11 11 0 9 2 16 5 18 4 2 8 4 11 5 8 4 15 6 20 6 4-2 6-4 8-7 2-6 5-8 5-11 4-2 9-2 11 3 2 4 2 15 6 15 5 0 7-11 9-13 0-2 0-2 2-2-4 41-6 79-8 117-7-3 0-11-11-11-5 0-9-11-9-31 2-11-3-18-14-20-10-3-15-9-19-18-7-7-12-13-22-15-5 0-11-3-18-7-9-4-18-4-26 0-10 2-23-2-36-7-4-2-4 1-2 3 57 19 84 52 110 79 9 9 18 20 27 27 4 6 0 4-3 4-10-9-19-18-26-29-26-28-53-59-110-77-2 0-2 2-2 5 4 6 8 13 10 21 1 5 5 12 5 18 0 9 0 16 4 24 2 5 7 9 13 11 10 1 21 5 32 5 6 4 11 7 11 15-3 7 0 14 6 18 5 0 9 4 13 7 7 4 14 8 20 4 3-2 5-4 9-7 0-6 2-8 5-11 6 0 15 3 15 7 4 4 2 11 7 11 6 0 8-7 10-11 1 0 1 0 1-2 0 35 0 70 2 105-2-2-2-4-3-4-2-4 1-7-10-7-5 0-5 7-9 11 6-22 2-32-3-37-8-4-15-9-19-18-5-8-11-13-20-17-7-2-14-5-22-11-5-5-13-7-20-5s-16 3-25 3c-13-1-24-3-37-7-4 0-6 7-2 7 57 11 90 37 119 63 9 7 18 14 29 22 2 3 0 3-3 1-11-5-19-14-30-22-27-23-58-49-115-60-4 0-2 2 0 4 2 7 6 12 9 18 4 7 6 15 6 20 2 7 3 15 7 22 4 6 9 9 17 9 9 4 20 4 31 4 9 0 12 4 12 11-1 13 2 18 8 18 3 2 9 2 13 6 7 3 14 3 21 3 4-2 6-5 6-9 2-5 4-9 7-11 4-3 8-4 11-4l2 2c4 4 2 13 7 13 6 0 8-9 11-11 0-2 0-4 2-4 2 41 8 79 13 116-2 0-2 0-4-2 0-2 0-7-7-6-7 0-4 6-5 8-2 0-2 2-4 2 2-13 2-31-6-39-9-3-14-11-20-18-5-7-13-13-20-15-9-3-16-7-24-11-5-5-12-7-18-7-9 4-18 4-26 4-12 0-25-2-38-4-4-2-4 5 0 7 57 9 90 37 119 59 11 9 18 18 31 25 4 2 0 6-4 4-11-7-20-16-31-26-27-23-58-49-117-58-2-2-2 0 0 4 4 5 8 11 11 18 2 7 6 13 6 18 3 9 3 17 7 22 4 6 9 9 16 9 11 0 22 2 32 4 9 2 12 5 12 11 0 7 2 16 8 18 5 0 9 2 14 4 8 4 15 5 22 4 2-2 4-6 6-10 2-5 3-9 5-11 4-3 11-3 17-3 2 0 2 0 3 0 2 3 0 11 4 11 6 0 7-8 9-9 2-2 2-4 6-4 3 27 11 57 18 84 0-2 0-2-2-2-7-5-13-11-18-18-6-7-13-13-20-16-11-2-19-6-24-11-7-6-13-6-20-6-9 2-17 4-26 4-13 0-24-2-36-4-6-2-6 7-2 7 58 11 93 37 122 63 8 7 19 11 26 14 2 4 0 8-4 4-7-4-16-7-25-17-30-23-61-49-119-60-2 0-2 0 0 2 3 5 7 13 11 20l5 18c4 8 6 15 8 22 5 4 9 8 14 9 11 6 20-1 31 2 6 2 13 8 11 15 2 7 4 14 11 14 4 0 9 2 13 6 9 4 17 4 24 2 4 2 5-6 5-9 2-6 4-8 8-11 1-2 11-9 12-2 2 2 2 9 6 9 2 0 4-5 5-9 11 25 22 51 35 77-2 3-2 7-5 11-2-13-8-22-19-28-7-2-16-5-23-9-10-4-17-7-26-5-7 1-16 0-26-2-9-2-14 0-22 3-5 6-12 11-21 15-13 2-24 6-35 9-2 2 0 6 2 6 56-15 98-4 135 3 9 4 20 8 29 8 2 3 2 3-3 3-10-1-19-3-28-5-35-9-77-20-133-6-2 0-2 4 1 4l19 15c3 3 9 7 13 14 5 8 9 13 14 17 6 2 11 3 17 2 12-2 23-4 33-10 7-1 12 0 16 6 4 7 7 13 15 13 3-2 9-2 14-2 8 0 13 0 20-6 4-3 4-9 4-12-2-6-2-10 0-11l7-6c0 4 2 9 4 9 5 0 7-11 11-14 26 47 51 84 86 124 13-4 24-5 35-7-41-37-68-70-99-119 4-2 4-9 7-11 4-4 8-4 8-7 1 3 5 3 7 9-2 3 11 0 16-4 2-4 6-4 9-4 4-3 8-7 8-14 0-4 3-9 7-11 9 0 18-2 26-4 3 0 7-4 11-7 3-6 3-11 3-19 0-3 0-11 4-14 4-6 5-11 7-15 2-3 2-3 0-3-44 14-64 38-84 60-7 5-11 13-18 20-2 2-4 0-4-4 8-5 13-11 19-18 21-22 43-47 85-62 2-2 2-6-1-4-8 4-19 6-28 6-7-2-13-2-20-2-4 2-9 4-15 5-5 2-10 6-18 10-3 7-7 10-14 14-4 4-10 7-13 15-2 7-2 18-2 29h-2c-5 0-4 7-7 9 0 2-2 2-4 2-15-26-27-55-38-82 0 2 2 2 2 2 5 0 5-11 9-13 3-2 7-2 7-6 2 8 5 11 9 13 6 0 13-2 17-4 3-1 7-3 11-5 3-2 5-7 3-15 0-3 4-7 11-7 8-4 15-4 24-6 5-1 9-3 11-7 2-11 5-22 9-33 0-5 4-11 7-14 0-2 0-2 0-2-42 11-65 31-87 51-8 5-15 11-22 18-2 0-4-3-2-3 7-6 14-11 22-19 22-18 46-40 88-51 1-2 1-5-2-5-9-2-19 5-28 5-7 0-12 0-20-2-5-2-11 2-14 6-6 3-11 7-19 11-5 2-11 7-14 13-4 5-8 10-13 14-6 6-6 17-2 24-11-4-9 5-13 9 0 2-2 2-2 2-12-31-22-64-27-97 0-2 2-6 4-7 1-2 3-2 7-2 4 3 5 5 5 9 2 5 2 7 8 9 7 0 13 0 18-4 4-3 7-5 11-5 4-2 7-6 5-17 0-5 6-9 11-11l28-3c4 0 11-4 11-9 0-6 4-13 4-19l5-16c2-7 6-11 7-18 2 0 2-2 0-2-42 13-66 35-87 55-10 9-19 16-28 23-4 2-4-1-2-1 8-8 19-15 28-24 22-22 45-44 88-57 3-2 3-5 0-5-4 0-22 9-32 7-7 0-14-6-22-4-5 4-11 6-16 8-7 3-13 7-18 11-6 5-11 11-17 14-7 4-11 11-16 17-2 9-4 16-2 23 0 0-2 0-4 0s-2 0-3 2c-4-27-8-56-11-84l2 2c5 0 5-9 9-13 1-3 5-4 7-5 4-2 7 0 11 1 4 2 5 4 7 10 0 3 2 5 6 7 7 0 14 0 20-4 4-2 7-3 11-3 5-2 7-10 5-17 0-7 4-11 11-11 9 0 19 0 30-5 3-2 7-6 11-9 3-8 5-13 5-21 0-5 2-11 6-16 1-7 3-13 7-18-48 11-73 36-99 58-7 8-16 17-27 22-4 4-4 0 0-2 7-7 16-14 25-23 24-22 50-46 101-59 3-4 3-9-4-9-9 5-20 7-31 7-7-2-16-5-24-2-5 4-11 6-16 8-9 0-15 3-20 11-4 7-9 11-17 14-11 4-14 9-16 19 0 11 0 20-2 33-4 0-7 1-7-2-2-4 1-9-9-8-2 0-4 2-6 6-2-39-4-77-4-117 4 2 8 3 11 5 4 4 2 13 6 13 5 0 9-7 9-13 0-3 4-3 7-3-3 3-3 7-2 11 4 1 10 3 13 1 6 0 8 4 8 10 0 5 1 9 5 9 7-4 15-6 20-4 6 0 9-2 11-5 2-6 4-11 6-17 3-5 7-9 11-11 9-4 18-4 29-5 4-2 9-4 11-10 4-7 4-12 5-20 2-5 2-11 6-16 0-7 3-13 7-18v-2c-47 13-71 34-95 56-7 10-16 17-27 24-4 2-4-2 0-2 9-7 16-14 25-23 24-22 50-46 97-59 4-2 4-7-4-7-9 5-20 7-31 7-9-2-16-4-23-2-6 2-11 4-17 8-9 1-14 5-20 11-5 5-11 11-16 14-8 6-11 11-17 18-4 8-5 15-2 26-2-2-7-4-7-7-4-4 2-8-9-8-6 0-4 8-7 10-2 1-6 3-10 5 2-37 4-71 6-106 2 0 2 0 4 2 3 3 1 13 5 13 5 0 7-10 11-13 0-2 2-2 4-4 5-2 11 0 14 2 2 4 6 7 6 11 2 4 3 5 7 7 6 2 13 0 18-3 4-4 8-6 11-6 6-2 8-9 8-16 1-6 5-10 11-11 9-2 18 0 27-4 6-4 9-5 13-11 2-5 2-13 4-18 1-9 3-15 5-20 2-6 5-11 9-19 0 0 0-2-2-2-45 13-71 35-93 59-9 7-16 16-27 24-4 2-4-2-2-4 11-5 18-14 27-22 24-24 48-47 95-60 2-2 0-6-2-6-10 4-21 6-32 6-8 0-15-2-22-2-8 0-13 4-19 7-5 4-11 8-18 11-7 4-13 8-18 15-8 5-13 13-17 20-3 9 2 31-2 35-1-2-5-2-7-6-2-3 2-7-9-7-4 0-4 7-7 11h-2c2-40 5-84 11-126 2 0 5 0 7 3 2 2 2 11 6 11 5 0 7-7 9-11 2-1 2-3 3-3 6 0 10 0 15 3 0 2 4 4 4 8 2 3 3 7 7 9 7 2 15 0 20-4 2-2 6-5 11-5 4-2 6-8 6-17 0-5 3-9 11-11 9-2 18-2 27-5 6 0 9-4 13-8 3-7 3-14 5-22 0-5 2-10 6-16 2-5 3-13 7-16 0-4 0-4 0-4-47 13-71 36-95 58-7 8-16 15-26 22-3 4-5 0-1-3 9-6 16-15 25-22 24-22 50-46 95-59 4-2 2-5-2-7-11 5-21 7-31 7-9-2-16-3-23-2-26 10-55 26-70 52-7 9 2 29-2 31-3 0-5 0-5-4-2-4 2-7-9-7-4 0-4 7-8 11l-3 2v-4c3-2 7-2 7-7 0-4-4-6-7-8 5-34 9-71 14-108 2 2 4 2 6 4s2 11 5 11c4 0 6-7 8-11 1-2 1-2 3-4 2 4-3 11 0 11 4 0 9 0 13 2s6 6 6 9c0 8 1 11 5 8 7-2 15-4 22-4 4 0 7 0 9-4l6-18c3-4 7-7 11-11l29-4c7 0 11-3 13-9l3-20 6-18c0-6 3-11 7-17 2-2 0-2 0-2-46 13-71 37-93 59-9 7-18 16-28 22-3 4-3 0-1-2 9-7 18-14 27-24 22-22 48-44 95-56 6-2 4-10-2-10-11 8-22 10-33 8-7-2-16-4-23-2-6 2-11 4-17 5-20 11-38 24-51 44-4 8-6 15-2 28-2-2-4-2-7-6-2-1 3-5-6-3-5 0-3 3-7 7 0 0-2 0-4 2 4-26 8-50 11-75 6 0 6-9 9-11 4-4 10-4 10-9 0-4-6-6-10-9-1 0 0-4-1-4 5 0 5 7 12 4 6-4 10-10 15-15 2-4 4-7 5-9 4-6 2-13-3-19-4-1-2-7 2-14 7-8 14-13 22-20 5-4 7-8 5-15-2-5-4-11-7-18-2-6-4-11-6-19 0-5-2-11-2-16 0-4-1-4-1-4-30 41-33 75-39 106-2 13-2 24-5 35 0 0-2 0-4 0 4-11 6-22 7-35 4-32 8-67 37-108 4-3 0-5-4-5-9 7-16 15-23 24-8 7-13 9-22 11-8 3-11 7-11 14 0 8-4 15-10 21-5 7-7 14-5 21 0 10-2 17-4 24-5 17 2 30 20 37 4 2 8 0 13-4-3 0-3 8-7 11-4 2-9 2-9 6 0 3 3 3 7 5 2 0 2 0 4 2s2 5 2 9zM222 181zM214 1008c0 0 0 4 2 4-9 5-4 4-2-4zM214 1008zM792 845l-95 185 7 11 97-192c-3-2-7-2-9-4zM792 845zM534 490c-1-1-1-3-1-7h7c2 6 4 11 4 15l5 2c-2-6-2-10-2-17h4c3 6 5 15 7 20l4 2c0-5-2-9-2-15 2 0 4 0 4 0 3 6 5 13 7 19l2 2c0-6-2-10-2-15 2 0 4 0 5 0 2 5 4 13 8 20 0-5-2-9-2-15 2 0 4 0 5 0 4 4 6 13 8 20v-16c2 0 2-4 3-4 4 10 8 15 10 26l1 2-5-20c2 0 4 0 5 0 6 5 9 18 11 23v2l-5-25h5c8 7 9 22 11 29v2l-3-24h3c6 7 8 20 8 27l3 2-5-25c2 0 3 0 5 0 4 7 8 22 8 29l-8-4c4 2 8 4 11 6l-5-24c2 0 3 0 5 0 6 7 8 20 8 29h1l-5-27c2 0 4 0 7 0 4 9 8 24 8 35h3l-5-30c2 0 3 0 5 0 8 9 9 26 11 37v-33c2 0 4 0 6 2 5 9 5 27 5 38l4-33c3 0 5 0 7 2 4 9 0 28-2 39l6-33c2 0 3 0 5 1 4 10 0 28-2 39h2l4-33c2 0 5 2 7 4 2 9-2 25-2 36h2l4-29c2 0 5 0 7 2 2 9-2 25-2 34l2 4 6-33c0 2 3 2 5 4 2 9 0 25-2 36l6-29c2 0 4 0 5 2 4 9 0 26-1 35l1 2 4-26c2 2 4 2 5 2 2 9 0 22-1 33l3-26c4 0 4 0 8 2 0 9 0 22-4 31l4 2 3-26c2 2 4 2 6 2 2 9 0 22-2 33l4-24c3 2 3 2 7 2 2 9 0 22-2 33l4-22c3 0 3 2 7 2 0 9 0 20-2 31h2l4-22c2 0 3 2 5 2 2 9 0 20-2 31l4-20c2 0 4 2 6 2 1 7 0 18-2 29l3-20c4 0 6 5 8 5 1 8 0 19-4 26h2l5-18c4 0 4 1 6 3 2 8-2 17-6 26l4 2 2-20c3 3 5 9 7 11h2c0-2 4-8 7-11l2 20 2-2c-4-9-6-18-4-26 0-2 2-3 4-3l7 18c-2-7-3-18-2-26 2 0 4-5 6-5l4 20c0-11-4-22 0-29 1 0 3-2 5-2l2 20h2c-2-11-6-22-2-31 2 0 4-2 5-2l4 22h2c-2-11-4-22-2-31 2 0 4-2 6-2l3 22c0-11-3-24 0-33 2 0 4 0 6-2l3 24c-2-11-3-24-2-33 4 0 4 0 8-2l3 26v-2c0-9-3-22 0-31 2-2 4-2 6-2l4 26c-2-11-4-24-2-33 3 0 3 0 7-2l4 26v-2c-2-9-4-26-2-35 2-2 4-2 5-2l6 29h2c-4-11-6-27-4-36 4-2 4-2 7-4l4 33 4-4c-4-9-6-25-4-34 4-2 4-2 7-2l4 29h4c-4-11-6-27-4-36 4-2 5-4 7-4l4 33h2c-2-11-6-29-2-39 2-1 4-1 5-1l6 33h2c-2-11-6-30-4-39 4-2 6-2 7-2l4 33h2c0-11-2-29 4-38 1-2 5-2 7-2l-2 33h2c2-11 4-28 9-37 2 0 4 0 7 0l-7 30h4c2-11 3-26 9-35 2 0 4 0 5 0l-3 27c2-9 3-22 7-29 4 0 4 0 7 0l-5 24 2-2c1-7 3-22 9-29 2 0 2 0 5 0l-5 25 2-2c0-7 3-20 7-27 2 0 4 0 5 0l-5 24 2-2c2-7 3-22 11-29 2 0 3 0 5 0l-5 25 2-2c1-5 1-18 9-23h3l-3 20c3-2 3-2 3-4 4-7 6-16 8-24 0 0 0 4 2 4l-2 16h3c0-7 4-16 8-20h3c0 4 0 10-3 15h3c4-7 4-16 8-20h3c0 5-2 9-3 16 3-1 3-3 3-3 4-4 0-8 8-19h3c0 6 0 10-2 15l4-2c2-5 6-14 7-20 2 0 4 0 6 0 0 7-2 11-4 17l6-2c2-4 2-9 3-15h8c0 4-2 6-2 7 2-1 4-1 5-1v1h-1l7 8v2l-11-6h-4c4 4 6 4 8 7v2l-11-5h-2c3 3 5 5 7 7l-2 2-11-6h-2c4 4 6 6 8 8l-2 2-11-6c4 4 7 6 9 7l-2 4-14-7c3 3 7 7 9 9l-2 2-15-8-2 2c6 4 10 6 13 9l-3 4-17-9-2 2c8 3 11 7 17 12l-6 4-18-13h-4c10 6 11 9 17 15l-6 4-18-13-2 2c9 3 11 9 20 16l-5 2-24-15c7 8 11 11 18 19h-5l-17-8c4 4 8 8 15 11l-7 2-24-13-2 2c9 6 11 9 22 15l-4 2-27-11c11 5 15 11 27 18l-9 4-29-17-2 2c11 5 15 11 26 18l-8 4-27-17v2c11 6 15 11 26 19l-8 3-29-14c11 5 15 11 26 18l-8 4-29-15c13 7 18 13 31 22l-7 3-28-12c8 5 13 9 22 16l-7 4-16-9c3 1 9 5 14 9l-7 3-15-5c6 2 9 5 15 9l-7 4-35-15v2c13 5 18 11 31 16l-7 6-33-13c11 4 16 11 31 17l-9 5-33-15v2c13 6 18 9 31 15l-8 5-34-11v2c13 4 18 6 33 11l-8 6-25-6c5 2 11 4 18 8l-5 5-30-7-2 2c15 3 21 5 35 12l-7 6-33-7c9 1 15 5 26 11l-6 5-29-7c11 3 14 5 25 11l-3 5-33-7v2c11 3 16 5 27 11l-5 5-29-7v2c11 3 14 3 25 9l-7 5-15-3c4 1 8 3 11 7l-3 4-24-6v-2l-2 4c11 4 13 2 22 9l-4 6-24-8v2c10 4 13 2 22 9l-5 6-22-6c-4 4-4 6-7 9 3 6 7 11 11 17-4 0-8 2-11 2-2-4-4-6-6-9-2 3-2 7-4 9-5 0-9 0-12 0 3-6 7-13 11-19-2-3-4-5-6-9l-24 6-5-6c11-7 13-5 24-9v-2l-24 8-6-6c10-7 11-5 22-9v-4 2l-25 6-6-4c6-4 9-6 13-7l-16 3-4-5c11-6 13-6 26-9v-2l-32 7-5-5c11-6 16-8 29-11l-2-2-31 7-5-5c11-6 16-8 27-11l-31 7-5-5c11-6 14-10 25-11l-33 7-7-6c15-7 22-9 35-12l-2-2-29 7-4-5c7-4 11-6 17-8l-26 6-6-6c13-5 19-7 33-11l-1-2-35 11-8-5c13-6 19-9 33-15l-1-2-33 15-8-5c13-6 19-13 31-17l-33 13-7-6c11-5 18-11 29-16v-2l-33 15-7-4c4-4 9-7 13-9l-13 5-7-3c5-4 9-8 14-9l-18 9-7-4c11-7 15-11 22-16l-26 12-9-3c13-9 20-15 33-22h-2l-27 15-8-4c11-7 15-13 26-18l-31 14-7-3c11-8 16-13 27-19l-2-2-27 17-6-4c11-7 15-13 26-18l-4-2-29 17-6-4c11-7 13-13 24-18l-24 11-7-2c11-6 13-9 24-15l-2-2-25 13-6-2c6-3 9-7 13-11l-17 8h-5c9-8 11-11 20-19h-2 2l-26 15-5-2c9-7 11-13 20-16v-2l-22 13-4-4c6-6 8-9 17-15h-2l-20 11-4-3c4-4 8-8 15-13h-2l-16 9-4-4c4-3 5-7 13-9l-4-2-13 8-3-2c3-4 5-6 11-9h-2l-13 7-2-4c4-1 4-3 9-7h-2l-9 6-1-2c1-2 3-4 7-8h-4l-9 6-2-2c2-4 4-4 8-7h-2l-9 5-4-2c4-1 4-3 7-5l-5-6c2 0 2 0 3 0zM534 490zM900 842l73 141-7 11-75-149c4-1 6-1 9-3zM900 842zM1390 437c33 83 41 119 134 86-9-7-24-11-37-16-29-13-64-28-97-68zM1390 437zM1626 1091c-67 58-95 91-168 20 13-2 24 0 37 0 31 3 75 9 129-19 0-1 0-1 2-1zM1626 1091zM1456 1109v-2c106-80 115-7 168-15-53 26-95 21-126 19-14-4-27-4-42-2zM1456 1109zM1652 941c-48 75-60 111-152 64 7 0 15-2 22-4 38-7 81-15 128-59 0 0 0-1 2-1zM1652 941zM1496 1005c77-107 107-39 154-63-46 42-88 50-124 55-11 2-20 4-30 8zM1496 1005zM1679 812l-1 2c-39 79-52 116-147 77 7-2 15-4 20-5 37-10 84-24 127-72 0-2 1-2 1-2zM1679 812zM1528 891c67-115 104-49 148-77-41 44-86 59-121 70-9 2-18 3-27 7zM1528 891zM1690 670c-33 91-38 131-144 106 9-4 16-7 24-11 36-17 80-37 118-92h-1c-35 52-81 72-116 88-9 4-20 9-27 13h-2c57-132 104-64 148-104zM1690 670zM1687 549c-30 84-37 124-138 99 8-4 17-8 24-13 33-15 77-35 112-86zM1687 549zM1548 646c51-121 95-64 135-95-33 46-75 66-106 80-11 6-20 9-29 15zM1548 646zM1670 423c-27 82-35 119-130 93 11-7 24-13 39-18 27-17 60-31 89-73v-2zM1670 423zM1538 516c50-117 92-60 130-93-29 42-60 56-87 71-15 7-32 13-43 22zM1538 516zM1657 291c-27 77-33 113-115 95-5 0-11 0-16-4 12-7 25-14 40-22 29-12 62-29 90-69 1 0 1 0 1 0zM1657 291zM1526 382c47-113 89-60 128-89-26 38-59 53-84 64-19 9-33 14-44 25zM1526 382zM1301 1003c25 78 31 113 124 89-2 0-2-1-2-1-9-15-24-21-40-26-24-9-53-18-82-60 0-2 0-2 0-2zM1301 1003zM1423 1087c-44-103-86-53-120-82 27 38 54 49 78 58 17 4 31 11 42 24zM1423 1087zM1346 915c33 75 41 110 128 80-7-5-16-7-27-12-27-10-64-22-101-68zM1346 915zM1474 995l2-1c-33 93-84 179-162 254 9 2 20 4 29 5 241-261 217-561 164-999-1-7-11-66-14-77 0-10-4-16-4-20 57-69 28-89-29-141 33 54 33 70 29 105 0 9-2 20-2 33-2-2-2-2-2-2 0-13 2-22 2-33 4-33 6-49-33-104v-2c17 47-55 60 30 146l1 4c15 121 32 240 41 358-55-109-94-54-132-80 29 37 62 51 91 62 15 6 30 11 41 20 12 169 3 328-50 471-53-107-89-52-128-77 35 42 72 55 97 64 13 5 22 9 29 14zM1474 995zM737 1389c-47 36-84 88-97 166 13 0 32 20 44 20 20-106 55-161 103-192-17 2-33 4-50 6zM737 1389zM1368 794c35 77 44 114 136 82-8-14-24-20-42-25-24-9-53-18-83-51-3-2-7-4-11-6zM1368 794zM1506 876c-52-102-88-62-125-76 28 29 55 40 79 47 20 8 36 11 46 29zM1506 876zM1383 681c33 78 42 115 135 84-7-15-22-18-40-24-27-7-58-18-88-57-3 0-5-3-7-3zM1383 681zM1518 759c-53-102-91-53-128-75 30 37 59 46 84 55 19 4 33 9 44 20zM1518 759zM1390 558c33 79 42 117 136 84-9-5-22-11-37-16-29-11-66-24-97-66 31 40 68 53 97 62 15 7 28 11 37 18-55-111-95-49-136-82zM1390 558zM1374 302c35 79 42 117 137 84v-2c-9-5-18-9-29-13-31-11-70-25-104-67-2 0-2-2-4-2zM1374 302zM1509 382c-53-104-89-54-130-76 33 38 70 51 99 62 11 5 22 9 31 14zM1509 382zM1356 183c34 79 42 115 135 84l2-2v-2c-13-7-29-16-48-25-25-13-56-31-86-51v-2l-2-2c-1 0-1 0-1 0zM1356 183zM1489 262c-47-97-84-57-121-72-1-2-3-2-7-3 29 20 59 34 84 49 17 7 33 17 44 26zM1489 262zM1632 174l-4 3v-3c0 0 2 0 4 0zM1632 174zM1628 181c-22 70-27 103-110 84-3 0-3 0-7 0 15-14 31-20 46-25 24-9 46-19 71-59zM1628 181zM1513 258c42-102 80-55 115-82-25 42-49 51-73 60-13 6-29 11-42 22zM1513 258zM944 1385c53 35 90 88 106 190 13 0 31-16 42-16-13-84-51-134-100-168-15-2-31-4-48-6zM944 1385zM170 379h-3c-4 3-6 5-6 11 0 5-2 7-9 7-7-4-13-5-20-5-4 0-7-2-11-6s-4-13-5-18c-2-6-6-9-11-11-10-4-21-6-30-8-7 0-11-3-13-9-1-3-3-12-3-22-2-12-6-25-11-36-4-8-2-9 2-9 49 22 71 51 93 76 7 11 16 21 26 30zM170 379zM185 253c-4 1-5 3-5 7-2 3-2 9-8 9-5-4-13-4-20-6-4-1-7-3-11-5-4-4-5-9-5-16 0-6-4-10-10-11-9-2-16-4-25-6-6-2-9-5-13-9-2-6-4-13-4-20 0-6 0-11-3-17 0-5-4-12-8-16 0-7 0-11 4-9 42 20 62 45 84 71 8 7 19 22 24 28z"><text:p/></draw:path><draw:path draw:style-name="gr8" draw:text-style-name="P72" svg:width="0.076cm" svg:height="0.025cm" svg:x="1.163cm" svg:y="0.778cm" svg:viewBox="0 0 77 26" svg:d="M68 9h-59c-11 0-13 18-2 17 13 0 70 0 70 0v-26c0 5-4 9-9 9z"><text:p/></draw:path><draw:path draw:style-name="gr10" draw:text-style-name="P72" svg:width="0.155cm" svg:height="0.065cm" svg:x="1.821cm" svg:y="2.018cm" svg:viewBox="0 0 156 66" svg:d="M6 46c-11-15 1-26 12-22l123 40c2 2 2 2 2 2 7 0 13-6 13-13 0-5-6-11-10-11l-133-42-11 27c-4 8-2 15 4 19z"><text:p/></draw:path><draw:path draw:style-name="gr8" draw:text-style-name="P72" svg:width="0.142cm" svg:height="0.063cm" svg:x="1.329cm" svg:y="1.943cm" svg:viewBox="0 0 143 64" svg:d="M108 64c7 0 13-9 13-15 0-7-6-14-11-12l-97-11c-8 0-13-6-13-13 0-8 5-13 13-13h3l127 7-20 50c-4 7-10 5-15 7z"><text:p/></draw:path><draw:path draw:style-name="gr8" draw:text-style-name="P72" svg:width="0.142cm" svg:height="0.063cm" svg:x="1.038cm" svg:y="1.943cm" svg:viewBox="0 0 143 64" svg:d="M35 64c-8 0-15-9-15-15 0-7 7-14 13-12l95-11c9 0 15-6 15-13 0-8-6-13-13-13-2 0-2 0-4 0l-126 7 20 50c4 7 9 5 15 7z"><text:p/></draw:path><draw:path draw:style-name="gr10" draw:text-style-name="P72" svg:width="0.154cm" svg:height="0.065cm" svg:x="0.531cm" svg:y="2.018cm" svg:viewBox="0 0 155 66" svg:d="M150 46c11-15-2-26-13-22l-122 40c-2 2-2 2-2 2-8 0-13-6-13-13 0-5 4-11 9-11l134-42 11 27c3 8 1 15-4 19z"><text:p/></draw:path></draw:g></text:p>
          </table:table-cell>
          <table:table-cell table:style-name="Tabela6.B1" office:value-type="string">
            <text:p text:style-name="P12">UNIVERSIDADE <text:span text:style-name="T3">FEDERAL DE SANTA CATARINA</text:span></text:p>
            <text:p text:style-name="P12">CENTRO <text:span text:style-name="T3">TECNOLÓGICO (CTC)</text:span></text:p>
            <text:p text:style-name="P12">DEPARTAMENTO DE INFORMÁTICA <text:span text:style-name="T3">E ESTATÍSTICA (INE) </text:span></text:p>
            <text:p text:style-name="P12">SISTEMAS OPERACIONAIS – INE5611</text:p>
            <text:p text:style-name="P12">PROF. CRISTIAN KOLIVER</text:p>
          </table:table-cell>
        </table:table-row>
      </table:table>
      <text:p text:style-name="P7">PROVA <text:span text:style-name="T69">3 </text:span>– <text:s/><text:span text:style-name="T66">JULHO </text:span>201<text:span text:style-name="T66">6</text:span></text:p>
      <text:p text:style-name="P13">1) <text:span text:style-name="T70">(POSCOMP 2015) Em organização de arquivos e dados, um diretório é um arquivo mantido pelo sistema de arquivos, que contém uma lista de outros arquivos e, possivelmente, de outros diretórios. Em sistemas de diretório que suportam</text:span></text:p>
      <text:p text:style-name="P21">a) diretório único (ou de nível simples), além da raiz do diretório só é possível existir um nível de subdiretórios.</text:p>
      <text:p text:style-name="P21">b) diretório de dois níveis, além da raiz do diretório o sistema prevê um nível onde cada usuário possui o seu diretório e, neste diretório, não existe limite para o número de níveis de subdiretórios.</text:p>
      <text:p text:style-name="P21">c) diretório de dois níveis, além da raiz do diretório o sistema prevê um nível onde cada usuário possui o seu diretório e, neste diretório, o limite para o número de níveis de subdiretórios é dois.</text:p>
      <text:p text:style-name="P23">d) diretórios hierárquicos, não existe limite para o número de níveis de subdiretórios e um arquivo pode ser referenciado por um caminho absoluto ou por um caminho relativo ao diretório corrente (ou diretório do processo).</text:p>
      <text:p text:style-name="P21">e) diretórios hierárquicos, como Windows e UNIX, há três entradas especiais em cada diretório: ‘.’ (ponto), ‘..’ (ponto-ponto) e '~' (til): a primeira volta um nível na hierarquia; a segunda avança um nível; a terceira referencia o diretório reservado ao administrador, quando utilizada em caminhos relativos.</text:p>
      <text:p text:style-name="P22"><text:span text:style-name="T11"/></text:p>
      <text:p text:style-name="P13"><text:span text:style-name="T67">2</text:span>) <text:span text:style-name="T70">(POSCOMP 2015) </text:span><text:span text:style-name="T45">Considere um cenário de um sistema operacional que implementa um sistema de arquivos com método de alocação de espaço em disco baseado na alocação encadeada, a exemplo do popular sistema de arquivos FAT (</text:span><text:span text:style-name="T53">file allocation table</text:span><text:span text:style-name="T45">). Em um disco rígido com tamanho de setor igual a 512 bytes, criou-se uma partição e a formatou com esse sistema de arquivos usando 2048 bytes para o tamanho de blocos (</text:span><text:span text:style-name="T53">clusters</text:span><text:span text:style-name="T45">). Durante a escrita de dados em diferentes arquivos nessa partição, foi criado o arquivo ARQ.DAT que, após ter todos os seus dados armazenados, totalizou 1024 bytes de tamanho. Nesse cenário, o arquivo ARQ.DAT</text:span></text:p>
      <text:p text:style-name="P38"><text:span text:style-name="T44">a) pode ter seu conteúdo fragmentado no disco, pois já existiam outros arquivos no disco durante a sua criação e gravação, e o sistema de arquivos em uso permite a fragmentação.</text:span></text:p>
      <text:p text:style-name="P38"><text:span text:style-name="T44">b) pode ter seu conteúdo fragmentado no disco, pois seus dados foram armazenados concomitantemente com o armazenamento de dados de outros arquivos, e o sistema de arquivos em uso permite a fragmentação.</text:span></text:p>
      <text:p text:style-name="P38"><text:span text:style-name="T44">c) pode ter seu conteúdo fragmentado no disco, pois seus dados ocupam, no mínimo, dois setores e o sistema de arquivos em uso permite a fragmentação.</text:span></text:p>
      <text:p text:style-name="P24"><text:span text:style-name="T4">d) possui tamanho que não permite que seu conteúdo esteja fragmentado no disco.</text:span></text:p>
      <text:p text:style-name="P38"><text:span text:style-name="T44">e) não possui seu conteúdo fragmentado no disco, pois o sistema de arquivos em uso não permite a fragmentação.</text:span></text:p>
      <text:p text:style-name="P8"/>
      <text:p text:style-name="P18"><text:span text:style-name="T67">3</text:span>) <text:span text:style-name="T79">Seja o sistema de alocação de arquivos </text:span><text:span text:style-name="T49">indexad</text:span><text:span text:style-name="T51">o</text:span><text:span text:style-name="T49"> multinível usado pelo sistema de arquivos 4.3 BSD. Neste sistema, um </text:span><text:span text:style-name="T55">i-node</text:span><text:span text:style-name="T49"> contém</text:span></text:p>
      <text:list xml:id="list8521011613176096366" text:style-name="L16">
        <text:list-item>
          <text:p text:style-name="P66"><text:span text:style-name="T44"><text:s/>12 endereços de blocos de acesso direto;</text:span></text:p>
        </text:list-item>
        <text:list-item>
          <text:p text:style-name="P66"><text:span text:style-name="T44">1 endereço de bloco com uma indireção;</text:span></text:p>
        </text:list-item>
        <text:list-item>
          <text:p text:style-name="P66"><text:span text:style-name="T44">1 endereço de bloco com duas indireções;</text:span></text:p>
        </text:list-item>
      </text:list>
      <text:p text:style-name="P65"><text:span text:style-name="T44">Se o endereço de um bloco tem 4 bytes e os blocos têm 1024 bytes, qual o tamanho máximo de um arquivo?</text:span></text:p>
      <text:p text:style-name="P25"><text:span text:style-name="T4">a) </text:span><text:span text:style-name="T9">66 MB (67.383.296 bytes) </text:span><text:span text:style-name="T4">.</text:span><text:span text:style-name="T4"><office:annotation><dc:creator>Autor desconhecido</dc:creator><dc:date>2016-07-12T14:13:04.213000000</dc:date><text:p text:style-name="P67"><text:span text:style-name="T84"/></text:p><text:p text:style-name="P68"><text:span text:style-name="T85">– </text:span><text:span text:style-name="T85">Number of block addrs per block = 1024/4 = 256</text:span></text:p><text:p text:style-name="P68"><text:span text:style-name="T85">– </text:span><text:span text:style-name="T85">Number of blocks mapped by direct blocks ! 12</text:span></text:p><text:p text:style-name="P68"><text:span text:style-name="T85">– </text:span><text:span text:style-name="T85">Number of blocks mapped by indirect block ! 256</text:span></text:p><text:p text:style-name="P68"><text:span text:style-name="T85">– </text:span><text:span text:style-name="T85">Number of blocks mapped by double-indirect block ! 256^2 = 65536</text:span></text:p><text:p text:style-name="P68"><text:span text:style-name="T85">Max file size: (12 + 256 + 65536) * 1024 = 66MB (67,383,296 bytes) </text:span></text:p></office:annotation></text:span></text:p>
      <text:p text:style-name="P39"><text:span text:style-name="T4">b) </text:span><text:span text:style-name="T9">1</text:span><text:span text:style-name="T4">6 </text:span><text:span text:style-name="T9">kB</text:span><text:span text:style-name="T4"> </text:span><text:span text:style-name="T9">(16.384 <text:s/>bytes) </text:span></text:p>
      <text:p text:style-name="P39"><text:span text:style-name="T4">c) </text:span><text:span text:style-name="T9">66 KB (67.383.296 bytes)</text:span><text:span text:style-name="T29">.</text:span></text:p>
      <text:p text:style-name="P40"><text:span text:style-name="T4">d) </text:span><text:span text:style-name="T10">66 GB</text:span><text:span text:style-name="T4"> <text:s/></text:span><text:span text:style-name="T10">(69.206.016 bytes)</text:span></text:p>
      <text:p text:style-name="P40"><text:span text:style-name="T4">e) </text:span><text:span text:style-name="T10">16 GB (69.206.016 bytes)</text:span></text:p>
      <text:p text:style-name="P8"/>
      <text:p text:style-name="P15"><text:span text:style-name="T67">4</text:span>) <text:span text:style-name="T73">(IFRS - Concurso Público – Edital nº 06/2015) </text:span><text:span text:style-name="T56">Em relação à memória secundária, analise as </text:span><text:span text:style-name="T46">afirmativas abaixo identificando com um “V” quais são VERDADEIRAS e com um “F” quaissão FALSAS, assinalando a seguir a alternativa CORRETA em que a sequência está colocada, de cima para baixo:</text:span></text:p>
      <text:p text:style-name="P42"><text:span text:style-name="T4">(   </text:span><text:span text:style-name="T8">)</text:span><text:span text:style-name="T4"> Dentro da hierarquia de memórias, a memória secundária é mais lenta e mais barata, por bit armazenado, que a memória principal.</text:span></text:p>
      <text:p text:style-name="P42"><text:span text:style-name="T4">(   </text:span><text:span text:style-name="T8">)</text:span><text:span text:style-name="T4"> A memória secundária caracteriza-se por ser constituída exclusivamente por discos ópticos ou magnéticos.</text:span></text:p>
      <text:p text:style-name="P42"><text:span text:style-name="T4">(   </text:span><text:span text:style-name="T8">)</text:span><text:span text:style-name="T4"> Discos magnéticos, assim como CD-ROM’s, são constituídos por trilhas concêntricas.</text:span></text:p>
      <text:p text:style-name="P42"><text:soft-page-break/><text:span text:style-name="T4">(   </text:span><text:span text:style-name="T8">)</text:span><text:span text:style-name="T4"> Para ler ou escrever dados no disco rígido (magnético), o parâmetro crítico, que introduz o maior atraso, é o tempo de busca e não a taxa de transferência propriamente dita.</text:span></text:p>
      <text:p text:style-name="P41"><text:span text:style-name="T4">a) F, V, F e F.</text:span></text:p>
      <text:p text:style-name="P41"><text:span text:style-name="T4">b) V, V, F e V.</text:span></text:p>
      <text:p text:style-name="P41"><text:span text:style-name="T4">c) F, V, V e V.</text:span></text:p>
      <text:p text:style-name="P26"><text:span text:style-name="T4">d) V, F, F e V.</text:span></text:p>
      <text:p text:style-name="P41"><text:span text:style-name="T4">e) V, F, V e F. </text:span></text:p>
      <text:p text:style-name="P8"/>
      <text:p text:style-name="P15"><text:span text:style-name="T68">5) </text:span><text:span text:style-name="T47">Avali</text:span><text:span text:style-name="T48">e a</text:span><text:span text:style-name="T47">s seguintes assertivas:</text:span></text:p>
      <text:list xml:id="list2753997926125006215" text:style-name="L15">
        <text:list-item>
          <text:p text:style-name="P62"><text:span text:style-name="T44">Os níveis de prioridade das </text:span><text:span text:style-name="T52">threads</text:span><text:span text:style-name="T44"> no Windows 8 variam de zero (prioridade mais baixa) a 31 (prioridade mais alta).</text:span></text:p>
        </text:list-item>
        <text:list-item>
          <text:p text:style-name="P62"><text:span text:style-name="T44">Os níveis de prioridade das </text:span><text:span text:style-name="T52">threads</text:span><text:span text:style-name="T44"> n</text:span><text:span text:style-name="T50">a</text:span><text:span text:style-name="T44"> MVJ variam de 0 (prioridade mais baixa) a 10 (prioridade mais alta).</text:span></text:p>
        </text:list-item>
        <text:list-item>
          <text:p text:style-name="P64"><text:span text:style-name="T44">O Linux associa a</text:span><text:span text:style-name="T50">os</text:span><text:span text:style-name="T44"> processo</text:span><text:span text:style-name="T50">s</text:span><text:span text:style-name="T44"> prioridades e </text:span><text:span text:style-name="T50">um</text:span><text:span text:style-name="T44"> fator </text:span><text:span text:style-name="T52">nice.</text:span><text:span text:style-name="T44">. O fator </text:span><text:span text:style-name="T52">n</text:span><text:span text:style-name="T54">i</text:span><text:span text:style-name="T52">ce</text:span><text:span text:style-name="T44"> varia de -20 (maior valor) a +19 (menor valor); prioridades do sistema são de 0 a 139 sendo que de 0 a 99 para processo de tempo real e 100 a 139 para processos de usuários. </text:span></text:p>
        </text:list-item>
      </text:list>
      <text:p text:style-name="P63"><text:span text:style-name="T44">E</text:span><text:span text:style-name="T78">stá(ão) CORRETA(S):</text:span></text:p>
      <text:p text:style-name="P57"><text:span text:style-name="T14">a) Apenas I.</text:span></text:p>
      <text:p text:style-name="P57"><text:span text:style-name="T14">b) Apenas II.</text:span></text:p>
      <text:p text:style-name="P57"><text:span text:style-name="T14">c) Apenas III.</text:span></text:p>
      <text:p text:style-name="P57"><text:span text:style-name="T14">d) Apenas I e III.</text:span></text:p>
      <text:p text:style-name="P29"><text:span text:style-name="T4">e) </text:span><text:span text:style-name="T7">I,</text:span><text:span text:style-name="T4"> II e III. </text:span></text:p>
      <text:p text:style-name="P14"/>
      <text:p text:style-name="P15"><text:span text:style-name="T68">6) (IFRS -Concurso Público – Edital nº 06/2015) </text:span><text:span text:style-name="T19">Na gerência de entrada e saída em sistemas operacionais, o mecanismo de _____________ é um recurso baseado na geração de um sinal ao processador sempre que ocorre um determinado evento externo ao processador, enquanto que no procedimento de _____________, o processador deve verificar periodicamente o estado de uma operação de entrada e saída. A alternativa que completa CORRETA e respectivamente as lacunas é:</text:span></text:p>
      <text:p text:style-name="P27"><text:span text:style-name="T14">a) interrupções; </text:span><text:span text:style-name="T1">polling</text:span><text:span text:style-name="T14">.</text:span></text:p>
      <text:p text:style-name="P54"><text:span text:style-name="T14">b) DMA; interrupções.</text:span></text:p>
      <text:p text:style-name="P54"><text:span text:style-name="T14">c) vetor; DMA.</text:span></text:p>
      <text:p text:style-name="P54"><text:span text:style-name="T14">d) E/S programada; E/S não programada.</text:span></text:p>
      <text:p text:style-name="P54"><text:span text:style-name="T14">e) E/S não programada; E/S programada. </text:span></text:p>
      <text:p text:style-name="P6"/>
      <text:p text:style-name="P55"><text:span text:style-name="T17">7</text:span><text:span text:style-name="T15">) </text:span><text:span text:style-name="T23">(IFRS -</text:span><text:span text:style-name="T25"> </text:span><text:span text:style-name="T23">Concurso Público – Edital nº 06/2015) </text:span><text:span text:style-name="T20">Analise os itens a seguir, relacionados à alocação de blocos do disco rígido na implementação do armazenamento de arquivos em sistemas operacionais.</text:span></text:p>
      <text:p text:style-name="P56"><text:span text:style-name="T14">I. Uma desvantagem da alocação contígua é que o desempenho da leitura é fraco.</text:span></text:p>
      <text:p text:style-name="P56"><text:span text:style-name="T14">II. Na alocação por lista encadeada, embora a leitura sequencial seja direta, o acesso aleatório é extremamente lento.</text:span></text:p>
      <text:p text:style-name="P56"><text:span text:style-name="T14">III. A grande vantagem do método de </text:span><text:span text:style-name="T1">i-nodes</text:span><text:span text:style-name="T14"> é que o </text:span><text:span text:style-name="T1">i-node</text:span><text:span text:style-name="T14"> só precisa estar na memória quando o arquivo correspondente se encontrar aberto.</text:span></text:p>
      <text:p text:style-name="P56"><text:span text:style-name="T14">Assinale a alternativa em que toda(s) a(s) afirmativa(s) está(ão) CORRETA(S):</text:span></text:p>
      <text:p text:style-name="P56"><text:span text:style-name="T14">a) Apenas I.</text:span></text:p>
      <text:p text:style-name="P56"><text:span text:style-name="T14">b) Apenas II.</text:span></text:p>
      <text:p text:style-name="P56"><text:span text:style-name="T14">c) Apenas III.</text:span></text:p>
      <text:p text:style-name="P56"><text:span text:style-name="T14">d) Apenas I e III.</text:span></text:p>
      <text:p text:style-name="P28"><text:span text:style-name="T14">e) Apenas II e III. </text:span></text:p>
      <text:p text:style-name="P56"><text:span text:style-name="T14"/></text:p>
      <text:p text:style-name="P58"><text:span text:style-name="T4">8) </text:span><text:span text:style-name="T6">(IFRS - Concurso Público – Edital nº 06/2015) </text:span><text:span text:style-name="T5">Sobre sistemas distribuídos, é CORRETO afirmar:</text:span></text:p>
      <text:p text:style-name="P56"><text:span text:style-name="T4">a) Cada nó de um sistema distribuído possui apenas CPU, RAM e interface de rede.</text:span></text:p>
      <text:p text:style-name="P28"><text:span text:style-name="T4">b) Os nós de um sistema distribuído podem estar espalhados ao redor do mundo.</text:span></text:p>
      <text:p text:style-name="P56"><text:span text:style-name="T4">c) A comunicação entre nós é feita através de RAM compartilhada.</text:span></text:p>
      <text:p text:style-name="P56"><text:span text:style-name="T4">d) Todos os nós de um sistema distribuído possuem o mesmo sistema de arquivos.</text:span></text:p>
      <text:p text:style-name="P56"><text:span text:style-name="T4">e) Os periféricos de um nó são totalmente compartilhados com os demais nós do sistema. </text:span></text:p>
      <text:p text:style-name="P10"/>
      <text:p text:style-name="P19"><text:span text:style-name="T14">9) </text:span><text:span text:style-name="T23">(IFRS - Concurso Público – Edital nº 06/2015) </text:span><text:span text:style-name="T21">Um sistema de arquivos </text:span><text:span text:style-name="T2">journaling</text:span><text:span text:style-name="T21"> mantém um registro sobre o que o sistema de arquivos irá fazer antes que ele efetivamente o faça, de modo que, se o sistema falhar antes da execução do trabalho planejado, é possível, após a reinicialização do sistema, recorrer ao log para descobrir o que estava acontecendo no momento da parada e retornar o trabalho. Marque a alternativa que contém um sistema de arquivos </text:span><text:span text:style-name="T2">journaling</text:span><text:span text:style-name="T21"> nativo do Windows e um nativo do Linux, respectivamente:</text:span></text:p>
      <text:p text:style-name="P20"><text:span text:style-name="T14">a) FAT32 e ReiserFS.</text:span></text:p>
      <text:p text:style-name="P20"><text:span text:style-name="T14">b) FAT32 e ext3.</text:span></text:p>
      <text:p text:style-name="P30"><text:soft-page-break/><text:span text:style-name="T14">c) NTFS e ext3.</text:span></text:p>
      <text:p text:style-name="P20"><text:span text:style-name="T14">d) NTFS e ISO9660.</text:span></text:p>
      <text:p text:style-name="P20"><text:span text:style-name="T14">e) WindowsFS e LinuxFS. </text:span></text:p>
      <text:p text:style-name="P11"/>
      <text:p text:style-name="P59"><text:span text:style-name="T14">10</text:span><text:span text:style-name="T16">) </text:span><text:span text:style-name="T23">(IFRS -Concurso Público – Edital nº 06/2015) </text:span><text:span text:style-name="T22">Um diretório foi criado em um sistema Linux com as permissões abaixo: </text:span></text:p>
      <text:p text:style-name="P61"><text:span text:style-name="T14">drwxr-xr-x marcelo users 2015-03-28 14:16 Documentos</text:span></text:p>
      <text:p text:style-name="P60"><text:span text:style-name="T14">A seguir, o seguinte comando foi executado:</text:span></text:p>
      <text:p text:style-name="P61"><text:span text:style-name="T14">chmod 774 Documentos; chmod ug-x Documentos</text:span></text:p>
      <text:p text:style-name="P60"><text:span text:style-name="T14">As novas permissões do diretório são:</text:span></text:p>
      <text:p text:style-name="P32"><text:span text:style-name="T14">a) </text:span><text:span text:style-name="T72">drw-rw-r--</text:span></text:p>
      <text:p text:style-name="P60"><text:span text:style-name="T14">b) </text:span><text:span text:style-name="T72">drwxr-xr-x</text:span></text:p>
      <text:p text:style-name="P60"><text:span text:style-name="T14">c) </text:span><text:span text:style-name="T72">drwxrwxr--</text:span></text:p>
      <text:p text:style-name="P60"><text:span text:style-name="T14">d) </text:span><text:span text:style-name="T72">drw-r--r-x</text:span></text:p>
      <text:p text:style-name="P60"><text:span text:style-name="T14">e) </text:span><text:span text:style-name="T72">drwxrwxr-x</text:span></text:p>
      <text:p text:style-name="P2"/>
      <text:p text:style-name="P17"><text:span text:style-name="T38">11) </text:span><text:span text:style-name="T40">(IFSP - Concurso Público - Edital 113/2011) </text:span><text:span text:style-name="T39">U</text:span>m usuário possui as permissões ler/executar, leitura e listar conteúdo enquanto o grupo a que ele pertence possui Controle Total sobre uma determinada pasta. Qual a permissão efetiva que este usuário terá?</text:p>
      <text:p text:style-name="P16">a) Ler/executar, Listar Conteúdo e Leitura </text:p>
      <text:p text:style-name="P16"><text:span text:style-name="T74">b</text:span>) Apenas Ler/Executar </text:p>
      <text:p text:style-name="P34">c) Controle Total </text:p>
      <text:p text:style-name="P16">d) Apenas Listar Conteúdo</text:p>
      <text:p text:style-name="P16">e) Apenas Leitura </text:p>
      <text:p text:style-name="P3"/>
      <text:p text:style-name="P43">12) <text:span text:style-name="T80">Suponha que a cabeça de gravação/leitura de um disco encontre-se sobre a trilha 30 e a fila de requisições é 61, 40, 18, 78. Considerando que o algoritmo de escalonamento do disco é SCAN, qual o número total de trilhas percorridas:</text:span></text:p>
      <text:p text:style-name="P44">a) <text:span text:style-name="T80">134</text:span></text:p>
      <text:p text:style-name="P44">b) <text:span text:style-name="T80">108</text:span></text:p>
      <text:p text:style-name="P44">c) <text:span text:style-name="T80">110</text:span></text:p>
      <text:p text:style-name="P44">d) <text:span text:style-name="T80">197</text:span></text:p>
      <text:p text:style-name="P36">e) <text:span text:style-name="T80">72</text:span><text:span text:style-name="T80"><office:annotation><dc:creator>Autor desconhecido</dc:creator><dc:date>2016-07-12T14:38:39.778000000</dc:date><text:p text:style-name="P69"><text:span text:style-name="T86">– </text:span><text:span text:style-name="T86">FCFS: 30 ! 61 ! 40 ! 18 ! 78 = 31 + 21 + 32 + 60 ! 134 tracks</text:span></text:p><text:p text:style-name="P69"><text:span text:style-name="T84">» Discussion: Lots of unnecessary seeks under load</text:span></text:p><text:p text:style-name="P69"><text:span text:style-name="T86">– </text:span><text:span text:style-name="T86">SSTF: 30 ! 40 ! 61 ! 78 ! 18 = 10 + 21 + 17 + 60 ! 108 tracks</text:span></text:p><text:p text:style-name="P69"><text:span text:style-name="T84">» Discussion : Starvation (How?), high variance</text:span></text:p><text:p text:style-name="P69"><text:span text:style-name="T86">– </text:span><text:span text:style-name="T86">SCAN: 30 ! 18 ! 40 ! 61 ! 78 = 12 + 22 + 21 + 17 ! 72 tracks </text:span></text:p></office:annotation></text:span></text:p>
      <text:p text:style-name="P44"/>
      <text:p text:style-name="P45">13) <text:span text:style-name="T75">(IFSP - Concurso Público - Edital 113/2011) </text:span><text:span text:style-name="T77">Das opções abaixo, qual apresenta a forma correta de implementação de um Thread Java?</text:span></text:p>
      <text:p text:style-name="P51">a) </text:p>
      <text:p text:style-name="P53">public class ThreadJava extends Runnable {</text:p>
      <text:p text:style-name="P53"><text:s/>public void run() {</text:p>
      <text:p text:style-name="P53"><text:s/>System.out.println("Thread em execução.");</text:p>
      <text:p text:style-name="P53"><text:s/>}</text:p>
      <text:p text:style-name="P51"><text:s/><text:span text:style-name="T71">public static void main(String args[]) {</text:span></text:p>
      <text:p text:style-name="P53"><text:s/>(new ThreadJava()).start();</text:p>
      <text:p text:style-name="P53"><text:s/>}</text:p>
      <text:p text:style-name="P53">}</text:p>
      <text:p text:style-name="P51">b) </text:p>
      <text:p text:style-name="P51"><text:span text:style-name="T71">public class ThreadJava implements Thread {</text:span></text:p>
      <text:p text:style-name="P53"><text:s/>public void run() {</text:p>
      <text:p text:style-name="P53"><text:s/>System.out.println("Thread em execução.");</text:p>
      <text:p text:style-name="P53"><text:s/>}</text:p>
      <text:p text:style-name="P53"><text:s/>public static void main(String args[]) {</text:p>
      <text:p text:style-name="P53"><text:s/>(new ThreadJava()).start();</text:p>
      <text:p text:style-name="P53"><text:s/>}</text:p>
      <text:p text:style-name="P53">}</text:p>
      <text:p text:style-name="P51">c)</text:p>
      <text:p text:style-name="P51"><text:span text:style-name="T71">public class ThreadJava implements Runnable {</text:span></text:p>
      <text:p text:style-name="P53"><text:s/>public void run() {</text:p>
      <text:p text:style-name="P53"><text:s/>System.out.println("Thread em execução.");</text:p>
      <text:p text:style-name="P53"><text:s/>}</text:p>
      <text:p text:style-name="P53"><text:s/>public static void main(String args[]) {</text:p>
      <text:p text:style-name="P53"><text:s/>(new ThreadJava()).start();</text:p>
      <text:p text:style-name="P53"><text:s/>}</text:p>
      <text:p text:style-name="P53">}</text:p>
      <text:p text:style-name="P51">d)</text:p>
      <text:p text:style-name="P51"><text:span text:style-name="T71">public class ThreadJava {</text:span></text:p>
      <text:p text:style-name="P53"><text:s/>public void run() {</text:p>
      <text:p text:style-name="P53"><text:s/>System.out.println("Thread em execução.");</text:p>
      <text:p text:style-name="P53"><text:s/>}</text:p>
      <text:p text:style-name="P53"><text:s/>public static void main(String args[]) {</text:p>
      <text:p text:style-name="P53"><text:s/>(new ThreadJava()).start();</text:p>
      <text:p text:style-name="P53"><text:s/>}</text:p>
      <text:p text:style-name="P53">}</text:p>
      <text:p text:style-name="P35">e) </text:p>
      <text:p text:style-name="P35"><text:span text:style-name="T71">public class ThreadJava extends Thread {</text:span></text:p>
      <text:p text:style-name="P37"><text:s/>public void run() {</text:p>
      <text:p text:style-name="P37"><text:s/>System.out.println("Thread em execução.");</text:p>
      <text:p text:style-name="P37"><text:s/>}</text:p>
      <text:p text:style-name="P37"><text:s/>public static void main(String args[]) {</text:p>
      <text:p text:style-name="P37"><text:s/>(new ThreadJava()).start();</text:p>
      <text:p text:style-name="P37"><text:s/>}</text:p>
      <text:p text:style-name="P37">}</text:p>
      <text:p text:style-name="P4"/>
      <text:p text:style-name="P46"><text:soft-page-break/><text:span text:style-name="T18">14</text:span><text:span text:style-name="T14">) </text:span><text:span text:style-name="T24">Seja a palavra CACHORRO. Após criptografada com a Cifra de César, ela ficaria:</text:span></text:p>
      <text:p text:style-name="P47"><text:span text:style-name="T14">a) ORROHCAC.</text:span></text:p>
      <text:p text:style-name="P47"><text:span text:style-name="T14">b) AROCHCRO.</text:span></text:p>
      <text:p text:style-name="P33"><text:span text:style-name="T14">c) FDFKRUUR.</text:span></text:p>
      <text:p text:style-name="P47"><text:span text:style-name="T14">d) 21234554.</text:span></text:p>
      <text:p text:style-name="P47"><text:span text:style-name="T14">e) K@X 0##0.</text:span></text:p>
      <text:p text:style-name="P1"/>
      <text:p text:style-name="P48"><text:span text:style-name="T60">1</text:span><text:span text:style-name="T59">5) Sejam </text:span><text:span text:style-name="T64">as seguintes definições</text:span></text:p>
      <text:list xml:id="list500983436106861555" text:style-name="L17">
        <text:list-item>
          <text:p text:style-name="P50"><text:span text:style-name="T59">cluster: menor unidade de armazenamento alocável em disco. Às vezes, usada como sinônimo de bloco.</text:span></text:p>
        </text:list-item>
        <text:list-item>
          <text:p text:style-name="P50"><text:span text:style-name="T59">setor: menor unidade de armazenamento endereçável de um disco. As trilhas são divididas em setores.</text:span></text:p>
        </text:list-item>
      </text:list>
      <text:p text:style-name="P49"><text:span text:style-name="T59">Estão corretas as definições</text:span></text:p>
      <text:p text:style-name="P9"><text:span text:style-name="T12">a) </text:span><text:span text:style-name="T58">1</text:span></text:p>
      <text:p text:style-name="P5">b) <text:span text:style-name="T83">2</text:span></text:p>
      <text:p text:style-name="P31">c) <text:span text:style-name="T28">1 e 2</text:span></text:p>
      <text:p text:style-name="P9">d) <text:span text:style-name="T81">Nenhuma delas</text:span><text:span text:style-name="T3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OpenSymbol2" svg:font-family="OpenSymbol, 'Arial Unicode MS'"/>
    <style:font-face style:name="F" svg:font-family="" style:font-family-generic="roman"/>
    <style:font-face style:name="Times New Roman2" svg:font-family="'Times New Roman'" style:font-family-generic="roman"/>
    <style:font-face style:name="Times New Roman1" svg:font-family="'Times New Roman', 'Times New Roman'" style:font-family-generic="roman"/>
    <style:font-face style:name="TT2EC3o001" svg:font-family="TT2EC3o00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SimSun2" svg:font-family="SimSu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SimSun1" svg:font-family="SimSun" style:font-family-generic="swiss" style:font-pitch="variable"/>
    <style:font-face style:name="TT2EC3o00" svg:font-family="TT2EC3o00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5f_0" draw:display-name="Gradient_0" draw:style="linear" draw:start-color="#3e3e3e" draw:end-color="#2b2b2b" draw:start-intensity="100%" draw:end-intensity="100%" draw:angle="1800" draw:border="0%"/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fo:orphans="2" fo:widows="2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family="'Times New Roman', 'Times New Roman'" style:font-family-generic="roman" fo:font-size="12pt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2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Respostas" style:family="paragraph" style:parent-style-name="Text_20_body" style:master-page-name="">
      <style:paragraph-properties fo:margin-top="0cm" fo:margin-bottom="0cm" loext:contextual-spacing="false" style:page-number="auto"/>
      <style:text-properties fo:font-weight="normal" officeooo:rsid="006fd8fb" style:font-size-asian="10.5pt" style:font-weight-asian="normal" style:font-weight-complex="normal"/>
    </style:style>
    <style:style style:name="Addressee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Endnote" style:family="paragraph" style:parent-style-name="Standard" style:class="extra"/>
    <style:style style:name="Sender" style:family="paragraph" style:parent-style-name="Standard" style:class="extra"/>
    <style:style style:name="Footer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alutation" style:family="paragraph" style:parent-style-name="Standard" style:class="text"/>
    <style:style style:name="List_20_Heading" style:display-name="List Heading" style:family="paragraph" style:parent-style-name="Standard" style:class="html"/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eader" style:family="paragraph" style:parent-style-name="Standard" style:class="extra"/>
    <style:style style:name="Signature" style:family="paragraph" style:parent-style-name="Standard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13:50:42.52</meta:creation-date>
    <dc:date>2016-07-12T14:48:15.354000000</dc:date>
    <meta:editing-duration>P2DT21H23M23S</meta:editing-duration>
    <meta:editing-cycles>243</meta:editing-cycles>
    <meta:generator>LibreOffice/4.4.3.2$Windows_x86 LibreOffice_project/88805f81e9fe61362df02b9941de8e38a9b5fd16</meta:generator>
    <meta:document-statistic meta:table-count="1" meta:image-count="0" meta:object-count="0" meta:page-count="4" meta:paragraph-count="158" meta:word-count="1611" meta:character-count="9627" meta:non-whitespace-character-count="8116"/>
  </office:meta>
</office:document-meta>
</file>